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0" style:family="table-column">
      <style:table-column-properties fo:break-before="auto" style:column-width="1.2945in"/>
    </style:style>
    <style:style style:name="co21" style:family="table-column">
      <style:table-column-properties fo:break-before="auto" style:column-width="1.6925in"/>
    </style:style>
    <style:style style:name="co4" style:family="table-column">
      <style:table-column-properties fo:break-before="auto" style:column-width="2.8335in"/>
    </style:style>
    <style:style style:name="co5" style:family="table-column">
      <style:table-column-properties fo:break-before="auto" style:column-width="0.9791in"/>
    </style:style>
    <style:style style:name="co6" style:family="table-column">
      <style:table-column-properties fo:break-before="auto" style:column-width="1.539in"/>
    </style:style>
    <style:style style:name="co7" style:family="table-column">
      <style:table-column-properties fo:break-before="auto" style:column-width="1.0362in"/>
    </style:style>
    <style:style style:name="co8" style:family="table-column">
      <style:table-column-properties fo:break-before="auto" style:column-width="1.0252in"/>
    </style:style>
    <style:style style:name="co9" style:family="table-column">
      <style:table-column-properties fo:break-before="auto" style:column-width="1.0543in"/>
    </style:style>
    <style:style style:name="co10" style:family="table-column">
      <style:table-column-properties fo:break-before="auto" style:column-width="0.5484in"/>
    </style:style>
    <style:style style:name="co11" style:family="table-column">
      <style:table-column-properties fo:break-before="auto" style:column-width="0.9575in"/>
    </style:style>
    <style:style style:name="co12" style:family="table-column">
      <style:table-column-properties fo:break-before="auto" style:column-width="0.4409in"/>
    </style:style>
    <style:style style:name="co13" style:family="table-column">
      <style:table-column-properties fo:break-before="auto" style:column-width="0.6236in"/>
    </style:style>
    <style:style style:name="co14" style:family="table-column">
      <style:table-column-properties fo:break-before="auto" style:column-width="1.1083in"/>
    </style:style>
    <style:style style:name="co15" style:family="table-column">
      <style:table-column-properties fo:break-before="auto" style:column-width="1.2161in"/>
    </style:style>
    <style:style style:name="co16" style:family="table-column">
      <style:table-column-properties fo:break-before="auto" style:column-width="2.152in"/>
    </style:style>
    <style:style style:name="co17" style:family="table-column">
      <style:table-column-properties fo:break-before="auto" style:column-width="0.8717in"/>
    </style:style>
    <style:style style:name="co18" style:family="table-column">
      <style:table-column-properties fo:break-before="auto" style:column-width="4.0173in"/>
    </style:style>
    <style:style style:name="co19" style:family="table-column">
      <style:table-column-properties fo:break-before="auto" style:column-width="1.8835in"/>
    </style:style>
    <style:style style:name="co22" style:family="table-column">
      <style:table-column-properties fo:break-before="auto" style:column-width="2.1134in"/>
    </style:style>
    <style:style style:name="co23" style:family="table-column">
      <style:table-column-properties fo:break-before="auto" style:column-width="1.22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Liberation Sans" style:font-name-asian="DejaVu Sans" style:font-name-complex="DejaVu 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/>
    <style:style style:name="ce4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CGI Calls" table:style-name="ta1" table:print="false">
        <table:table-column table:style-name="co1" table:number-columns-repeated="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number-columns-repeated="7" table:default-cell-style-name="Default"/>
        <table:table-column table:style-name="co6" table:default-cell-style-name="Default"/>
        <table:table-column table:style-name="co1" table:number-columns-repeated="30" table:default-cell-style-name="Default"/>
        <table:table-row table:style-name="ro1">
          <table:table-cell/>
          <table:table-cell office:value-type="string">
            <text:p>API Commands</text:p>
          </table:table-cell>
          <table:table-cell table:number-columns-repeated="42"/>
        </table:table-row>
        <table:table-row table:style-name="ro1">
          <table:table-cell table:number-columns-repeated="44"/>
        </table:table-row>
        <table:table-row table:style-name="ro1">
          <table:table-cell office:value-type="string">
            <text:p>Manufacturer</text:p>
          </table:table-cell>
          <table:table-cell office:value-type="string">
            <text:p>APIVersion</text:p>
          </table:table-cell>
          <table:table-cell office:value-type="string">
            <text:p>Admin URL</text:p>
          </table:table-cell>
          <table:table-cell office:value-type="string">
            <text:p>SnapShot Url</text:p>
          </table:table-cell>
          <table:table-cell office:value-type="string">
            <text:p>ProbeCommand</text:p>
          </table:table-cell>
          <table:table-cell office:value-type="string">
            <text:p>LiveView URL</text:p>
          </table:table-cell>
          <table:table-cell office:value-type="string">
            <text:p>Brightness</text:p>
          </table:table-cell>
          <table:table-cell office:value-type="string">
            <text:p>Contrast</text:p>
          </table:table-cell>
          <table:table-cell office:value-type="string">
            <text:p>Saturation</text:p>
          </table:table-cell>
          <table:table-cell office:value-type="string">
            <text:p>Hue</text:p>
          </table:table-cell>
          <table:table-cell office:value-type="string">
            <text:p>Resolution</text:p>
          </table:table-cell>
          <table:table-cell office:value-type="string">
            <text:p>Bitrate</text:p>
          </table:table-cell>
          <table:table-cell office:value-type="string">
            <text:p>FPS</text:p>
          </table:table-cell>
          <table:table-cell office:value-type="string">
            <text:p>VideoCodeC</text:p>
          </table:table-cell>
          <table:table-cell office:value-type="string">
            <text:p>DayNightMode</text:p>
          </table:table-cell>
          <table:table-cell office:value-type="string">
            <text:p>CameraName</text:p>
          </table:table-cell>
          <table:table-cell office:value-type="string">
            <text:p>Reboot</text:p>
          </table:table-cell>
          <table:table-cell office:value-type="string">
            <text:p>EnableAudioIn</text:p>
          </table:table-cell>
          <table:table-cell office:value-type="string">
            <text:p>AudioInVolume</text:p>
          </table:table-cell>
          <table:table-cell office:value-type="string">
            <text:p>MicLineSelect</text:p>
          </table:table-cell>
          <table:table-cell office:value-type="string">
            <text:p>EnableAudioOut</text:p>
          </table:table-cell>
          <table:table-cell office:value-type="string">
            <text:p>AudioOutVolume</text:p>
          </table:table-cell>
          <table:table-cell office:value-type="string">
            <text:p>MotionEnabled</text:p>
          </table:table-cell>
          <table:table-cell office:value-type="string">
            <text:p>MotionSetting</text:p>
          </table:table-cell>
          <table:table-cell office:value-type="string">
            <text:p>MotionSensitive</text:p>
          </table:table-cell>
          <table:table-cell office:value-type="string">
            <text:p>FocusIn</text:p>
          </table:table-cell>
          <table:table-cell office:value-type="string">
            <text:p>FocusOut</text:p>
          </table:table-cell>
          <table:table-cell office:value-type="string">
            <text:p>ZoomIn</text:p>
          </table:table-cell>
          <table:table-cell office:value-type="string">
            <text:p>ZoomOut</text:p>
          </table:table-cell>
          <table:table-cell office:value-type="string">
            <text:p>Left</text:p>
          </table:table-cell>
          <table:table-cell office:value-type="string">
            <text:p>Right</text:p>
          </table:table-cell>
          <table:table-cell office:value-type="string">
            <text:p>Up</text:p>
          </table:table-cell>
          <table:table-cell office:value-type="string">
            <text:p>Down</text:p>
          </table:table-cell>
          <table:table-cell office:value-type="string">
            <text:p>Up-left</text:p>
          </table:table-cell>
          <table:table-cell office:value-type="string">
            <text:p>Up-Right</text:p>
          </table:table-cell>
          <table:table-cell office:value-type="string">
            <text:p>Down-left</text:p>
          </table:table-cell>
          <table:table-cell office:value-type="string">
            <text:p>Down-Right</text:p>
          </table:table-cell>
          <table:table-cell office:value-type="string">
            <text:p>PanSpeed</text:p>
          </table:table-cell>
          <table:table-cell office:value-type="string">
            <text:p>PresetSave</text:p>
          </table:table-cell>
          <table:table-cell office:value-type="string">
            <text:p>PresetCall</text:p>
          </table:table-cell>
          <table:table-cell office:value-type="string">
            <text:p>PresetClear</text:p>
          </table:table-cell>
          <table:table-cell office:value-type="string">
            <text:p>TourAdd</text:p>
          </table:table-cell>
          <table:table-cell office:value-type="string">
            <text:p>TourClea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string">
            <text:p>ACTi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/cgi-bin/system?INFO</text:p>
          </table:table-cell>
          <table:table-cell/>
          <table:table-cell office:value-type="string">
            <text:p>/cgi-bin/mpeg4?USER=$user&amp;PWD=$password&amp;VIDEO_BRIGHTNESS=</text:p>
          </table:table-cell>
          <table:table-cell office:value-type="string">
            <text:p>/cgi-bin/mpeg4?USER=$user&amp;PWD=$password&amp;VIDEO_CONTRAST=</text:p>
          </table:table-cell>
          <table:table-cell office:value-type="string">
            <text:p>/cgi-bin/mpeg4?USER=$user&amp;PWD=$password&amp;VIDEO_SATURATION=</text:p>
          </table:table-cell>
          <table:table-cell office:value-type="string">
            <text:p>/cgi-bin/mpeg4?USER=$user&amp;PWD=$password&amp;VIDEO_HUE=</text:p>
          </table:table-cell>
          <table:table-cell office:value-type="string">
            <text:p>/cgi-bin/mpeg4?USER=$user&amp;PWD=$password&amp;VIDEO_RESOLUTION=</text:p>
          </table:table-cell>
          <table:table-cell office:value-type="string">
            <text:p>/cgi-bin/mpeg4?USER=$user&amp;PWD=$password&amp;VIDEO_BITRATE=</text:p>
          </table:table-cell>
          <table:table-cell office:value-type="string">
            <text:p>/cgi-bin/mpeg4?USER=$user&amp;PWD=$password&amp;VIDEO_FPS_NUM=</text:p>
          </table:table-cell>
          <table:table-cell office:value-type="string">
            <text:p>/cgi-bin/mpeg4?USER=$user&amp;PWD=$password&amp;IDEO_ENCODER=</text:p>
          </table:table-cell>
          <table:table-cell office:value-type="string">
            <text:p>/cgi-bin/mpeg4?USER=$user&amp;PWD=$password&amp;IDEO_DAYNIGHT_MODE=</text:p>
          </table:table-cell>
          <table:table-cell office:value-type="string">
            <text:p>/cgi-bin/mpeg4?USER=$user&amp;PWD=$password&amp;VIDEO_CAMERA_NAME=</text:p>
          </table:table-cell>
          <table:table-cell office:value-type="string">
            <text:p>/cgi-bin/system?USER=$user&amp;PWD=password&amp;SAVE_REBOOT</text:p>
          </table:table-cell>
          <table:table-cell office:value-type="string">
            <text:p>/cgi-bin/system?USER=$user&amp;PWD=password&amp;V2_AUDIO_ENABLED=</text:p>
          </table:table-cell>
          <table:table-cell table:number-columns-repeated="4" office:value-type="string">
            <text:p>N/A</text:p>
          </table:table-cell>
          <table:table-cell office:value-type="string">
            <text:p>/cgi-bin/mpeg4?USER=$user&amp;PWD=$password&amp;MOTION_ENABLED=0x01</text:p>
          </table:table-cell>
          <table:table-cell office:value-type="string">
            <text:p>/cgi-bin/mpeg4?USER=$user&amp;PWD=$password&amp;MOTION_SETTING=</text:p>
          </table:table-cell>
          <table:table-cell office:value-type="string">
            <text:p>/cgi-bin/mpeg4?USER=$user&amp;PWD=$password&amp;MOTION_SENSITIVE=</text:p>
          </table:table-cell>
          <table:table-cell office:value-type="string">
            <text:p>/cgi-bin/mpeg4?USER=$user&amp;PWD=$password&amp;FOCUS=NEAR</text:p>
          </table:table-cell>
          <table:table-cell office:value-type="string">
            <text:p>/cgi-bin/mpeg4?USER=$user&amp;PWD=$password&amp;FOCUS=FAR</text:p>
          </table:table-cell>
          <table:table-cell office:value-type="string">
            <text:p>/cgi-bin/mpeg4?USER=$user&amp;PWD=$password&amp;ZOOM=TELE</text:p>
          </table:table-cell>
          <table:table-cell office:value-type="string">
            <text:p>/cgi-bin/mpeg4?USER=$user&amp;PWD=$password&amp;ZOOM=WIDE</text:p>
          </table:table-cell>
          <table:table-cell office:value-type="string">
            <text:p>/cgi-bin/encoder?USER=$user&amp;PWD=$password&amp;MOVE=LEFT</text:p>
          </table:table-cell>
          <table:table-cell table:style-name="ce1" office:value-type="string">
            <text:p>/cgi-bin/encoder?USER=$user&amp;PWD=$password&amp;MOVE=RIGHT</text:p>
          </table:table-cell>
          <table:table-cell office:value-type="string">
            <text:p>/cgi-bin/encoder?USER=$user&amp;PWD=$password&amp;MOVE=UP</text:p>
          </table:table-cell>
          <table:table-cell office:value-type="string">
            <text:p>/cgi-bin/encoder?USER=$user&amp;PWD=$password&amp;MOVE=DOWN</text:p>
          </table:table-cell>
          <table:table-cell office:value-type="string">
            <text:p>/cgi-bin/encoder?USER=$user&amp;PWD=$password&amp;MOVE=UPLEFT</text:p>
          </table:table-cell>
          <table:table-cell office:value-type="string">
            <text:p>/cgi-bin/encoder?USER=$user&amp;PWD=$password&amp;MOVE=UPRIGHT</text:p>
          </table:table-cell>
          <table:table-cell office:value-type="string">
            <text:p>/cgi-bin/encoder?USER=$user&amp;PWD=$password&amp;MOVE=DOWNLEFT</text:p>
          </table:table-cell>
          <table:table-cell office:value-type="string">
            <text:p>/cgi-bin/encoder?USER=$user&amp;PWD=$password&amp;MOVE=DOWNRIGHT</text:p>
          </table:table-cell>
          <table:table-cell/>
          <table:table-cell office:value-type="string">
            <text:p>/cgi-bin/cmd/encoder?USER=Admin&amp;PWD=123456&amp;PTZ_PRESET_SET=1,0</text:p>
          </table:table-cell>
          <table:table-cell office:value-type="string">
            <text:p>/cgi-bin/encoder?USER=Admin&amp;PWD=123456&amp;PTZ_PRESET_GO=1</text:p>
          </table:table-cell>
          <table:table-cell/>
          <table:table-cell office:value-type="string">
            <text:p>/cgi-bin/encoder?USER=Admin&amp;PWD=123456&amp;PTZ_TOUR_SET=$tourgroup,$tourentry,$preset</text:p>
          </table:table-cell>
          <table:table-cell table:number-columns-repeated="2"/>
        </table:table-row>
        <table:table-row table:style-name="ro1">
          <table:table-cell office:value-type="string">
            <text:p>Axi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/axis-cgi/jpg/image.cgi</text:p>
          </table:table-cell>
          <table:table-cell/>
          <table:table-cell office:value-type="string">
            <text:p>/axis-cgi/mjpg/video.cgi</text:p>
          </table:table-cell>
          <table:table-cell office:value-type="string">
            <text:p>/axis-cgi/com/ptz.cgi?brightness=</text:p>
          </table:table-cell>
          <table:table-cell office:value-type="string">
            <text:p>/axis-cgi/param.cgi?action=update&amp;ImageSource.I0.Sensor.Contrast=</text:p>
          </table:table-cell>
          <table:table-cell table:number-columns-repeated="2" office:value-type="string">
            <text:p>N/A</text:p>
          </table:table-cell>
          <table:table-cell office:value-type="string">
            <text:p>/axis-cgi/param.cgi?action=update&amp;Image.I0.Resolution=</text:p>
          </table:table-cell>
          <table:table-cell table:number-columns-repeated="5"/>
          <table:table-cell office:value-type="string">
            <text:p>/axis-cgi/restart.cgi</text:p>
          </table:table-cell>
          <table:table-cell table:number-columns-repeated="8"/>
          <table:table-cell office:value-type="string">
            <text:p>/axis-cgi/com/ptz.cgi?focus=</text:p>
          </table:table-cell>
          <table:table-cell office:value-type="string">
            <text:p>/axis-cgi/com/ptz.cgi?focus=</text:p>
          </table:table-cell>
          <table:table-cell office:value-type="string">
            <text:p>/axis-cgi/com/ptz.cgi?zoom=</text:p>
          </table:table-cell>
          <table:table-cell office:value-type="string">
            <text:p>/axis-cgi/com/ptz.cgi?zoom=</text:p>
          </table:table-cell>
          <table:table-cell office:value-type="string">
            <text:p>/axis-cgi/com/ptz.cgi?move=left</text:p>
          </table:table-cell>
          <table:table-cell office:value-type="string">
            <text:p>/axis-cgi/com/ptz.cgi?move=right</text:p>
          </table:table-cell>
          <table:table-cell office:value-type="string">
            <text:p>/axis-cgi/com/ptz.cgi?move=up</text:p>
          </table:table-cell>
          <table:table-cell office:value-type="string">
            <text:p>/axis-cgi/com/ptz.cgi?move=down</text:p>
          </table:table-cell>
          <table:table-cell office:value-type="string">
            <text:p>/axis-cgi/com/ptz.cgi?move=upleft</text:p>
          </table:table-cell>
          <table:table-cell office:value-type="string">
            <text:p>/axis-cgi/com/ptz.cgi?move=upright</text:p>
          </table:table-cell>
          <table:table-cell office:value-type="string">
            <text:p>/axis-cgi/com/ptz.cgi?move=downleft</text:p>
          </table:table-cell>
          <table:table-cell office:value-type="string">
            <text:p>/axis-cgi/com/ptz.cgi?move=downright</text:p>
          </table:table-cell>
          <table:table-cell/>
          <table:table-cell table:style-name="ce2"/>
          <table:table-cell office:value-type="string">
            <text:p>/axis-cgi/com/ptz.cgi?gotoserverpresetno=</text:p>
          </table:table-cell>
          <table:table-cell/>
          <table:table-cell table:style-name="ce2"/>
          <table:table-cell/>
          <table:table-cell office:value-type="string">
            <text:p>Zoom / Focus are integers (1 – 9999)</text:p>
          </table:table-cell>
        </table:table-row>
        <table:table-row table:style-name="ro1">
          <table:table-cell office:value-type="string">
            <text:p>Axis</text:p>
          </table:table-cell>
          <table:table-cell office:value-type="float" office:value="2">
            <text:p>2</text:p>
          </table:table-cell>
          <table:table-cell/>
          <table:table-cell office:value-type="string">
            <text:p>/axis-cgi/jpg/image.cgi</text:p>
          </table:table-cell>
          <table:table-cell/>
          <table:table-cell office:value-type="string">
            <text:p>/axis-cgi/mjpg/video.cgi</text:p>
          </table:table-cell>
          <table:table-cell office:value-type="string">
            <text:p>/axis-cgi/com/ptz.cgi?brightness=</text:p>
          </table:table-cell>
          <table:table-cell/>
          <table:table-cell table:number-columns-repeated="2" office:value-type="string">
            <text:p>N/A</text:p>
          </table:table-cell>
          <table:table-cell office:value-type="string">
            <text:p>/axis-cgi/param.cgi?action=update&amp;Image.I0.Resolution=</text:p>
          </table:table-cell>
          <table:table-cell table:number-columns-repeated="5"/>
          <table:table-cell office:value-type="string">
            <text:p>/axis-cgi/restart.cgi</text:p>
          </table:table-cell>
          <table:table-cell table:number-columns-repeated="8"/>
          <table:table-cell office:value-type="string">
            <text:p>/axis-cgi/com/ptz.cgi?focus=</text:p>
          </table:table-cell>
          <table:table-cell office:value-type="string">
            <text:p>/axis-cgi/com/ptz.cgi?focus=</text:p>
          </table:table-cell>
          <table:table-cell office:value-type="string">
            <text:p>/axis-cgi/com/ptz.cgi?zoom=</text:p>
          </table:table-cell>
          <table:table-cell office:value-type="string">
            <text:p>/axis-cgi/com/ptz.cgi?zoom=</text:p>
          </table:table-cell>
          <table:table-cell office:value-type="string">
            <text:p>/axis-cgi/com/ptz.cgi?move=left</text:p>
          </table:table-cell>
          <table:table-cell office:value-type="string">
            <text:p>/axis-cgi/com/ptz.cgi?move=right</text:p>
          </table:table-cell>
          <table:table-cell office:value-type="string">
            <text:p>/axis-cgi/com/ptz.cgi?move=up</text:p>
          </table:table-cell>
          <table:table-cell office:value-type="string">
            <text:p>/axis-cgi/com/ptz.cgi?move=down</text:p>
          </table:table-cell>
          <table:table-cell office:value-type="string">
            <text:p>/axis-cgi/com/ptz.cgi?move=upleft</text:p>
          </table:table-cell>
          <table:table-cell office:value-type="string">
            <text:p>/axis-cgi/com/ptz.cgi?move=upright</text:p>
          </table:table-cell>
          <table:table-cell office:value-type="string">
            <text:p>/axis-cgi/com/ptz.cgi?move=downleft</text:p>
          </table:table-cell>
          <table:table-cell office:value-type="string">
            <text:p>/axis-cgi/com/ptz.cgi?move=downright</text:p>
          </table:table-cell>
          <table:table-cell/>
          <table:table-cell table:style-name="ce2"/>
          <table:table-cell office:value-type="string">
            <text:p>/axis-cgi/com/ptz.cgi?gotoserverpresetno=</text:p>
          </table:table-cell>
          <table:table-cell/>
          <table:table-cell table:style-name="ce2"/>
          <table:table-cell/>
          <table:table-cell office:value-type="string">
            <text:p>Zoom / Focus are integers (1 – 9999)</text:p>
          </table:table-cell>
        </table:table-row>
        <table:table-row table:style-name="ro1">
          <table:table-cell office:value-type="string">
            <text:p>Vivotek</text:p>
          </table:table-cell>
          <table:table-cell office:value-type="float" office:value="2">
            <text:p>2</text:p>
          </table:table-cell>
          <table:table-cell table:number-columns-repeated="42"/>
        </table:table-row>
        <table:table-row table:style-name="ro1" table:number-rows-repeated="3">
          <table:table-cell table:number-columns-repeated="44"/>
        </table:table-row>
        <table:table-row table:style-name="ro1">
          <table:table-cell office:value-type="string">
            <text:p>TRENDnet</text:p>
          </table:table-cell>
          <table:table-cell table:number-columns-repeated="43"/>
        </table:table-row>
        <table:table-row table:style-name="ro1">
          <table:table-cell office:value-type="string">
            <text:p>Arecont Vision</text:p>
          </table:table-cell>
          <table:table-cell table:number-columns-repeated="43"/>
        </table:table-row>
        <table:table-row table:style-name="ro1">
          <table:table-cell office:value-type="string">
            <text:p>Pixor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/GetImage.cgi</text:p>
          </table:table-cell>
          <table:table-cell table:number-columns-repeated="2"/>
          <table:table-cell office:value-type="string">
            <text:p>/SetImageValue.cgi?Brightness=</text:p>
          </table:table-cell>
          <table:table-cell office:value-type="string">
            <text:p>/SetImageValue.cgi?Contrast=</text:p>
          </table:table-cell>
          <table:table-cell office:value-type="string">
            <text:p>/SetImageValue.cgi?Saturation=</text:p>
          </table:table-cell>
          <table:table-cell office:value-type="string">
            <text:p>/SetImageValue.cgi?Hue=</text:p>
          </table:table-cell>
          <table:table-cell office:value-type="string">
            <text:p>/SetMultimedia.cgi?&amp;Resolution=</text:p>
          </table:table-cell>
          <table:table-cell/>
          <table:table-cell office:value-type="string">
            <text:p>/SetMultimedia.cgi?&amp;Fps=</text:p>
          </table:table-cell>
          <table:table-cell office:value-type="string">
            <text:p>/SetMultimedia.cgi?&amp;CodecType=</text:p>
          </table:table-cell>
          <table:table-cell/>
          <table:table-cell office:value-type="string">
            <text:p>/SetName.cgi?name=</text:p>
          </table:table-cell>
          <table:table-cell office:value-type="string">
            <text:p>/Reboot.cgi</text:p>
          </table:table-cell>
          <table:table-cell office:value-type="string">
            <text:p>/SetMultimedia.cgi?Audio=1</text:p>
          </table:table-cell>
          <table:table-cell table:number-columns-repeated="4"/>
          <table:table-cell office:value-type="string">
            <text:p>/SetMotionDetect.cgi?md_enable=1</text:p>
          </table:table-cell>
          <table:table-cell table:number-columns-repeated="2"/>
          <table:table-cell office:value-type="string">
            <text:p>/SetPTZ.cgi?Dir=FocusNear</text:p>
          </table:table-cell>
          <table:table-cell office:value-type="string">
            <text:p>/SetPTZ.cgi?Dir=FocusNear</text:p>
          </table:table-cell>
          <table:table-cell office:value-type="string">
            <text:p>/SetPTZ.cgi?Dir=ZoomIn</text:p>
          </table:table-cell>
          <table:table-cell office:value-type="string">
            <text:p>/SetPTZ.cgi?Dir=ZoomIn</text:p>
          </table:table-cell>
          <table:table-cell office:value-type="string">
            <text:p>/SetPTZ.cgi?Dir=Left</text:p>
          </table:table-cell>
          <table:table-cell office:value-type="string">
            <text:p>/SetPTZ.cgi?Dir=Right</text:p>
          </table:table-cell>
          <table:table-cell office:value-type="string">
            <text:p>/SetPTZ.cgi?Dir=up</text:p>
          </table:table-cell>
          <table:table-cell office:value-type="string">
            <text:p>/SetPTZ.cgi?Dir=Down</text:p>
          </table:table-cell>
          <table:table-cell office:value-type="string">
            <text:p>/SetPTZ.cgi?Dir=Down</text:p>
          </table:table-cell>
          <table:table-cell table:number-columns-repeated="10"/>
        </table:table-row>
        <table:table-row table:style-name="ro1">
          <table:table-cell office:value-type="string">
            <text:p>Pixord</text:p>
          </table:table-cell>
          <table:table-cell office:value-type="float" office:value="2">
            <text:p>2</text:p>
          </table:table-cell>
          <table:table-cell/>
          <table:table-cell office:value-type="string">
            <text:p>/cgi-bin/admin/snapshot.cgi</text:p>
          </table:table-cell>
          <table:table-cell table:number-columns-repeated="2"/>
          <table:table-cell office:value-type="string">
            <text:p>/cgi-bin/param.cgi?Brightness=</text:p>
          </table:table-cell>
          <table:table-cell table:number-columns-repeated="3"/>
          <table:table-cell office:value-type="string">
            <text:p>/cgi-bin/param.cgi?Appearance.Resolution=</text:p>
          </table:table-cell>
          <table:table-cell office:value-type="string">
            <text:p>/cgi-bin/param.cgi&amp;RateControl.TargetBitrate=</text:p>
          </table:table-cell>
          <table:table-cell office:value-type="string">
            <text:p>/cgi-bin/param.cgi&amp;Stream.FPS=</text:p>
          </table:table-cell>
          <table:table-cell office:value-type="string">
            <text:p>/cgi-bin/param.cgi&amp;VideoFormat=</text:p>
          </table:table-cell>
          <table:table-cell/>
          <table:table-cell office:value-type="string">
            <text:p>/cgi-bin/param.cgi&amp;Layout.Title=</text:p>
          </table:table-cell>
          <table:table-cell/>
          <table:table-cell office:value-type="string">
            <text:p>/cgi-bin/param.cgi&amp;AudioEnabled=</text:p>
          </table:table-cell>
          <table:table-cell table:number-columns-repeated="5"/>
          <table:table-cell office:value-type="string">
            <text:p>/SetMotionDetect.cgi</text:p>
          </table:table-cell>
          <table:table-cell/>
          <table:table-cell office:value-type="string">
            <text:p>/cgi-bin/ptz.cgi?action=focus</text:p>
          </table:table-cell>
          <table:table-cell/>
          <table:table-cell office:value-type="string">
            <text:p>/cgi-bin/ptz.cgi?action=zoom</text:p>
          </table:table-cell>
          <table:table-cell/>
          <table:table-cell office:value-type="string">
            <text:p>/cgi-bin/ptz.cgi?action=direction.move=left</text:p>
          </table:table-cell>
          <table:table-cell office:value-type="string">
            <text:p>/cgi-bin/ptz.cgi?action=direction.move=left</text:p>
          </table:table-cell>
          <table:table-cell office:value-type="string">
            <text:p>/cgi-bin/ptz.cgi?action=direction&amp;move=up</text:p>
          </table:table-cell>
          <table:table-cell office:value-type="string">
            <text:p>/cgi-bin/ptz.cgi?action=direction&amp;move=down</text:p>
          </table:table-cell>
          <table:table-cell office:value-type="string">
            <text:p>/cgi-bin/ptz.cgi?action=direction&amp;move=upleft</text:p>
          </table:table-cell>
          <table:table-cell office:value-type="string">
            <text:p>/cgi-bin/ptz.cgi?action=direction&amp;move=upright</text:p>
          </table:table-cell>
          <table:table-cell office:value-type="string">
            <text:p>/cgi-bin/ptz.cgi?action=direction&amp;move=downright</text:p>
          </table:table-cell>
          <table:table-cell table:number-columns-repeated="8"/>
        </table:table-row>
        <table:table-row table:style-name="ro1">
          <table:table-cell office:value-type="string">
            <text:p>Brickco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/cgi-bin/media.cgi?action=getSnapshot</text:p>
          </table:table-cell>
          <table:table-cell table:number-columns-repeated="2"/>
          <table:table-cell office:value-type="string">
            <text:p>/cgi-bin/camera.cgi?action=setBrightness.level=</text:p>
          </table:table-cell>
          <table:table-cell office:value-type="string">
            <text:p>/cgi-bin/camera.cgi?action=setContrast.level=</text:p>
          </table:table-cell>
          <table:table-cell office:value-type="string">
            <text:p>/cgi-bin/camera.cgi?action=setSaturation.level=</text:p>
          </table:table-cell>
          <table:table-cell table:number-columns-repeated="35"/>
        </table:table-row>
        <table:table-row table:style-name="ro1">
          <table:table-cell office:value-type="string">
            <text:p>Sony</text:p>
          </table:table-cell>
          <table:table-cell office:value-type="float" office:value="3">
            <text:p>3</text:p>
          </table:table-cell>
          <table:table-cell table:number-columns-repeated="42"/>
        </table:table-row>
        <table:table-row table:style-name="ro1">
          <table:table-cell office:value-type="string">
            <text:p>Sony</text:p>
          </table:table-cell>
          <table:table-cell office:value-type="float" office:value="4">
            <text:p>4</text:p>
          </table:table-cell>
          <table:table-cell table:number-columns-repeated="42"/>
        </table:table-row>
        <table:table-row table:style-name="ro1">
          <table:table-cell office:value-type="string">
            <text:p>Sony</text:p>
          </table:table-cell>
          <table:table-cell office:value-type="float" office:value="5">
            <text:p>5</text:p>
          </table:table-cell>
          <table:table-cell/>
          <table:table-cell office:value-type="string">
            <text:p>/oneshotimage.jpg</text:p>
          </table:table-cell>
          <table:table-cell/>
          <table:table-cell office:value-type="string">
            <text:p>/mjpeg?speed=30</text:p>
          </table:table-cell>
          <table:table-cell office:value-type="string">
            <text:p>/command/camera.cgi?Brightness=</text:p>
          </table:table-cell>
          <table:table-cell office:value-type="string">
            <text:p>/command/camera.cgi?Contrast=</text:p>
          </table:table-cell>
          <table:table-cell office:value-type="string">
            <text:p>/command/camera.cgi?Saturation=</text:p>
          </table:table-cell>
          <table:table-cell/>
          <table:table-cell office:value-type="string">
            <text:p>/command/camera.cgi?ImageSize=</text:p>
          </table:table-cell>
          <table:table-cell office:value-type="string">
            <text:p>/command/camera.cgi?BitRate=</text:p>
          </table:table-cell>
          <table:table-cell office:value-type="string">
            <text:p>/command/camera.cgi?FrameRate=</text:p>
          </table:table-cell>
          <table:table-cell office:value-type="string">
            <text:p>/command/camera.cgi?ImageCodec=</text:p>
          </table:table-cell>
          <table:table-cell office:value-type="string">
            <text:p>/command/camera.cgi?DayNightMode=</text:p>
          </table:table-cell>
          <table:table-cell office:value-type="string">
            <text:p>/command/system.cgi?TitleBar=</text:p>
          </table:table-cell>
          <table:table-cell office:value-type="string">
            <text:p>/command/main.cgi?system=reboot</text:p>
          </table:table-cell>
          <table:table-cell office:value-type="string">
            <text:p>/command/camera.cgi?AudioIn=</text:p>
          </table:table-cell>
          <table:table-cell office:value-type="string">
            <text:p>/command/camera.cgi?AudioInVolume=</text:p>
          </table:table-cell>
          <table:table-cell office:value-type="string">
            <text:p>/command/camera.cgi?MicLineSelect=</text:p>
          </table:table-cell>
          <table:table-cell office:value-type="string">
            <text:p>/command/camera.cgi?AudioOut=</text:p>
          </table:table-cell>
          <table:table-cell office:value-type="string">
            <text:p>/command/camera.cgi?AudioOutnVolume=</text:p>
          </table:table-cell>
          <table:table-cell table:number-columns-repeated="3"/>
          <table:table-cell office:value-type="string">
            <text:p>/command/ptzf.cgi?move=near,speed=$speed</text:p>
          </table:table-cell>
          <table:table-cell office:value-type="string">
            <text:p>/command/ptzf.cgi?move=far,speed=$speed</text:p>
          </table:table-cell>
          <table:table-cell office:value-type="string">
            <text:p>/command/ptzf.cgi?move=tele,speed=$speed</text:p>
          </table:table-cell>
          <table:table-cell office:value-type="string">
            <text:p>/command/ptzf.cgi?move=wide,speed=$speed</text:p>
          </table:table-cell>
          <table:table-cell office:value-type="string">
            <text:p>/command/ptzf.cgi?move=left,speed=$speed</text:p>
          </table:table-cell>
          <table:table-cell office:value-type="string">
            <text:p>/command/ptzf.cgi?move=right,speed=$speed</text:p>
          </table:table-cell>
          <table:table-cell office:value-type="string">
            <text:p>/command/ptzf.cgi?move=up,speed=$speed</text:p>
          </table:table-cell>
          <table:table-cell office:value-type="string">
            <text:p>/command/ptzf.cgi?move=down,speed=$speed</text:p>
          </table:table-cell>
          <table:table-cell office:value-type="string">
            <text:p>/command/ptzf.cgi?move=up-left,speed=$speed</text:p>
          </table:table-cell>
          <table:table-cell office:value-type="string">
            <text:p>/command/ptzf.cgi?move=up-right,speed=$speed</text:p>
          </table:table-cell>
          <table:table-cell office:value-type="string">
            <text:p>/command/ptzf.cgi?move=down-left,speed=$speed</text:p>
          </table:table-cell>
          <table:table-cell office:value-type="string">
            <text:p>/command/ptzf.cgi?move=down-right,speed=$speed</text:p>
          </table:table-cell>
          <table:table-cell/>
          <table:table-cell office:value-type="string">
            <text:p>/command/presetposition.cgi?PresetSet=$presetnumber,$name</text:p>
          </table:table-cell>
          <table:table-cell office:value-type="string">
            <text:p>/command/presetposition.cgi?PresetCall=$presetnumber,$speed</text:p>
          </table:table-cell>
          <table:table-cell office:value-type="string">
            <text:p>/command/presetposition.cgi?PresetClear=$presetnumber</text:p>
          </table:table-cell>
          <table:table-cell office:value-type="string">
            <text:p>/command/presetposition.cgi?GroupAdd=$group,$groupname</text:p>
          </table:table-cell>
          <table:table-cell office:value-type="string">
            <text:p>/command/presetposition.cgi?GroupClear=$group</text:p>
          </table:table-cell>
          <table:table-cell/>
        </table:table-row>
        <table:table-row table:style-name="ro1">
          <table:table-cell office:value-type="string">
            <text:p>Topic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/image.jpg</text:p>
          </table:table-cell>
          <table:table-cell/>
          <table:table-cell office:value-type="string">
            <text:p>/video.mjpg</text:p>
          </table:table-cell>
          <table:table-cell table:number-columns-repeated="17"/>
          <table:table-cell office:value-type="string">
            <text:p>/config.cgi?action=add&amp;group=Motion&amp;template=motion&amp;Motion.M.Name=$Zone&amp;Motion.M.Top=$MotionTop&amp;Motion.M.Bottom=$MotionBottom&amp;Motion.M.Left=$MotionBottom,&amp;Motion.M.Right=$MotionRight</text:p>
          </table:table-cell>
          <table:table-cell table:number-columns-repeated="20"/>
        </table:table-row>
        <table:table-row table:style-name="ro1">
          <table:table-cell office:value-type="string">
            <text:p>MeritLilin</text:p>
          </table:table-cell>
          <table:table-cell table:number-columns-repeated="43"/>
        </table:table-row>
        <table:table-row table:style-name="ro1">
          <table:table-cell office:value-type="string">
            <text:p>Toshiba</text:p>
          </table:table-cell>
          <table:table-cell table:number-columns-repeated="43"/>
        </table:table-row>
      </table:table>
      <table:table table:name="IP Camera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" table:number-columns-repeated="9" table:default-cell-style-name="Default"/>
        <table:table-column table:style-name="co1" table:number-columns-repeated="3" table:default-cell-style-name="ce4"/>
        <table:table-column table:style-name="co1" table:default-cell-style-name="Default"/>
        <table:table-row table:style-name="ro1">
          <table:table-cell office:value-type="string">
            <text:p>Manufacturer</text:p>
          </table:table-cell>
          <table:table-cell office:value-type="string">
            <text:p>Model Number</text:p>
          </table:table-cell>
          <table:table-cell office:value-type="string">
            <text:p>Type</text:p>
          </table:table-cell>
          <table:table-cell office:value-type="string">
            <text:p>Channels</text:p>
          </table:table-cell>
          <table:table-cell office:value-type="string">
            <text:p>BitRate</text:p>
          </table:table-cell>
          <table:table-cell office:value-type="string">
            <text:p>SDKVersion</text:p>
          </table:table-cell>
          <table:table-cell office:value-type="string">
            <text:p>APISetMotionDetection</text:p>
          </table:table-cell>
          <table:table-cell office:value-type="string">
            <text:p>Compression</text:p>
          </table:table-cell>
          <table:table-cell office:value-type="string">
            <text:p>VideoModes</text:p>
          </table:table-cell>
          <table:table-cell office:value-type="string">
            <text:p>SupportedResolutions</text:p>
          </table:table-cell>
          <table:table-cell office:value-type="string">
            <text:p>TitleCharcters</text:p>
          </table:table-cell>
          <table:table-cell office:value-type="string">
            <text:p>AudioIn</text:p>
          </table:table-cell>
          <table:table-cell office:value-type="string">
            <text:p>AudioOut</text:p>
          </table:table-cell>
          <table:table-cell office:value-type="string">
            <text:p>AlarmIn</text:p>
          </table:table-cell>
          <table:table-cell office:value-type="string">
            <text:p>AlarmOut</text:p>
          </table:table-cell>
          <table:table-cell office:value-type="string">
            <text:p>Triggering</text:p>
          </table:table-cell>
          <table:table-cell office:value-type="string">
            <text:p>PT</text:p>
          </table:table-cell>
          <table:table-cell office:value-type="string">
            <text:p>PTZ</text:p>
          </table:table-cell>
          <table:table-cell office:value-type="string">
            <text:p>PT-Full360</text:p>
          </table:table-cell>
          <table:table-cell office:value-type="string">
            <text:p>PTZ-Presets</text:p>
          </table:table-cell>
          <table:table-cell office:value-type="string">
            <text:p>GroupPresets</text:p>
          </table:table-cell>
          <table:table-cell office:value-type="string">
            <text:p>MoveSpeed</text:p>
          </table:table-cell>
          <table:table-cell office:value-type="string">
            <text:p>ZoomSpeed</text:p>
          </table:table-cell>
          <table:table-cell office:value-type="string">
            <text:p>FocusSpeed</text:p>
          </table:table-cell>
          <table:table-cell office:value-type="string">
            <text:p>PTZTemplate</text:p>
          </table:table-cell>
        </table:table-row>
        <table:table-row table:style-name="ro1">
          <table:table-cell office:value-type="string">
            <text:p>ACTi</text:p>
          </table:table-cell>
          <table:table-cell office:value-type="string">
            <text:p>CAM-520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ACTi</text:p>
          </table:table-cell>
          <table:table-cell office:value-type="string">
            <text:p>CAM-522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CAM-530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CAM-532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CAM-7300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CAM-730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CAM-732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CAM-7322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CAM-6510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CAM-6610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CAM-6620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CAM-6630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101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640x480-30FPS,352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123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1280x1024-8FPS,1280x720-10FPS,640x480-30FPS,320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1232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1280x1024-8FPS,1280x720-10FPS,640x480-30FPS,320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131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143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1432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151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1280x1024-8FPS,1280x720-10FPS,640x480-30FPS,320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300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640x480-30FPS,352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301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640x480-30FPS,352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321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331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340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1280x1024-8FPS,1280x720-10FPS,640x480-30FPS,320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341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1280x1024-8FPS,1280x720-10FPS,640x480-30FPS,320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351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1280x1024-8FPS,1280x720-10FPS,640x480-30FPS,320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360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640x480-30FPS,352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3603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640x480-30FPS,352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370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1280x1024-8FPS,1280x720-1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3703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1280x1024-8FPS,1280x720-1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741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1280x1024-8FPS,1280x720-10FPS,640x480-30FPS,320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751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4000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4200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1280x1024-8FPS,1280x720-10FPS,640x480-30FPS,320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420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1280x1024-8FPS,1280x720-10FPS,640x480-30FPS,320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500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640x480-30FPS,352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560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1280x1024-8FPS,1280x720-10FPS,640x480-30FPS,320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561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1280x1024-8FPS,1280x720-10FPS,640x480-30FPS,320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571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820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1280x1024-8FPS,1280x720-10FPS,640x480-30FPS,320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821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1280x1024-8FPS,1280x720-10FPS,640x480-30FPS,320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851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string">
            <text:p>ACTi</text:p>
          </table:table-cell>
          <table:table-cell office:value-type="string">
            <text:p>TCM-123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,H.264</text:p>
          </table:table-cell>
          <table:table-cell/>
          <table:table-cell office:value-type="string">
            <text:p>1280x1024-18FPS,1280x720-26FPS,640x480-30FPS,320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TCM-1232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,H.264</text:p>
          </table:table-cell>
          <table:table-cell/>
          <table:table-cell office:value-type="string">
            <text:p>1280x1024-18FPS,1280x720-26FPS,640x480-30FPS,320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TCM-151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,H.264</text:p>
          </table:table-cell>
          <table:table-cell/>
          <table:table-cell office:value-type="string">
            <text:p>1280x1024-18FPS,1280x720-26FPS,640x480-30FPS,320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TCM-340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,H.264</text:p>
          </table:table-cell>
          <table:table-cell/>
          <table:table-cell office:value-type="string">
            <text:p>1280x1024-18FPS,1280x720-26FPS,640x480-30FPS,320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TCM-341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,H.264</text:p>
          </table:table-cell>
          <table:table-cell/>
          <table:table-cell office:value-type="string">
            <text:p>1280x1024-18FPS,1280x720-26FPS,640x480-30FPS,320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TCM-351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,H.264</text:p>
          </table:table-cell>
          <table:table-cell/>
          <table:table-cell office:value-type="string">
            <text:p>1280x1024-18FPS,1280x720-26FPS,640x480-30FPS,320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TCM-741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,H.264</text:p>
          </table:table-cell>
          <table:table-cell/>
          <table:table-cell office:value-type="string">
            <text:p>1280x1024-18FPS,1280x720-26FPS,640x480-30FPS,320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TCM-430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,H.264</text:p>
          </table:table-cell>
          <table:table-cell/>
          <table:table-cell office:value-type="string">
            <text:p>1280x1024-18FPS,1280x720-26FPS,640x480-30FPS,320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TCM-531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,H.264</text:p>
          </table:table-cell>
          <table:table-cell/>
          <table:table-cell office:value-type="string">
            <text:p>1280x960-15FPS,1280x720-30FPS,640x480-30FPS,320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TCM-5312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,H.264</text:p>
          </table:table-cell>
          <table:table-cell/>
          <table:table-cell office:value-type="string">
            <text:p>1280x960-15FPS,1280x720-30FPS,640x480-30FPS,320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TCM-560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,H.264</text:p>
          </table:table-cell>
          <table:table-cell/>
          <table:table-cell office:value-type="string">
            <text:p>1280x1024-18FPS,1280x720-26FPS,640x480-30FPS,320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TCM-561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,H.264</text:p>
          </table:table-cell>
          <table:table-cell/>
          <table:table-cell office:value-type="string">
            <text:p>1280x1024-18FPS,1280x720-26FPS,640x480-30FPS,320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TCD-2500</text:p>
          </table:table-cell>
          <table:table-cell office:value-type="string">
            <text:p>Video Server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SED-2120</text:p>
          </table:table-cell>
          <table:table-cell office:value-type="string">
            <text:p>Video Server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SED-2140</text:p>
          </table:table-cell>
          <table:table-cell office:value-type="string">
            <text:p>Video Server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 table:number-columns-repeated="5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SED-2610</text:p>
          </table:table-cell>
          <table:table-cell office:value-type="string">
            <text:p>Video Server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 table:number-columns-repeated="5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D-2100</text:p>
          </table:table-cell>
          <table:table-cell office:value-type="string">
            <text:p>Video Server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 table:number-columns-repeated="5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D-2200</text:p>
          </table:table-cell>
          <table:table-cell office:value-type="string">
            <text:p>Video Server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 table:number-columns-repeated="5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D-2300</text:p>
          </table:table-cell>
          <table:table-cell office:value-type="string">
            <text:p>Video Server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 table:number-columns-repeated="5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D-2400</text:p>
          </table:table-cell>
          <table:table-cell office:value-type="string">
            <text:p>Video Server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 table:number-columns-repeated="5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D-2000Q</text:p>
          </table:table-cell>
          <table:table-cell office:value-type="string">
            <text:p>Video Server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 table:number-columns-repeated="5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xis</text:p>
          </table:table-cell>
          <table:table-cell office:value-type="string">
            <text:p>209FD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640x480-30FPS,320x240-30FP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M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209FD-R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640x480-30FPS,320x240-30FP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M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209MFD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1280x1024-12FPS,640x480-30FPS,320x240-30FP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M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209MFD-R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1280x1024-12FPS,640x480-30FPS,320x240-30FP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M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M301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H264,MJPEG</text:p>
          </table:table-cell>
          <table:table-cell/>
          <table:table-cell office:value-type="string">
            <text:p>1280x800-30FPS,1280x720-30FPS,640x480-30FPS,320x240-30FP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M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M3014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H264,MJPEG</text:p>
          </table:table-cell>
          <table:table-cell/>
          <table:table-cell office:value-type="string">
            <text:p>1280x800-30FPS,1280x720-30FPS,640x480-30FPS,320x240-30FP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M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216FD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216FD-V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P330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P3301-V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216MFD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1280x1024-12FPS,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216MFD-V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1280x1024-12FPS,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225FD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640x480-30FPS,320x240-30FPS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P3343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800x600-30FPS,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P3343-V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1280x800-30FPS,1280x720-30FPS,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P3344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1280x800-30FPS,1280x720-30FPS,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P3344-V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P3343-VE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1280x800-30FPS,1280x720-30FPS,800x600-30FPS,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P3344-VE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1280x800-30FPS,1280x720-30FPS,800x600-30FPS,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207W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 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207MW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1280x1024-12FPS,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 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M101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H264,MJPEG</text:p>
          </table:table-cell>
          <table:table-cell/>
          <table:table-cell office:value-type="string">
            <text:p>640x480-30FPS,320x240-30FPS</text:p>
          </table:table-cell>
          <table:table-cell/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M,A 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M1011-W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H264,MJPEG</text:p>
          </table:table-cell>
          <table:table-cell/>
          <table:table-cell office:value-type="string">
            <text:p>640x480-30FPS,320x240-30FPS</text:p>
          </table:table-cell>
          <table:table-cell/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M,A 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M103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H264,MJPEG</text:p>
          </table:table-cell>
          <table:table-cell/>
          <table:table-cell office:value-type="string">
            <text:p>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M1031-W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H264,MJPEG</text:p>
          </table:table-cell>
          <table:table-cell/>
          <table:table-cell office:value-type="string">
            <text:p>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float" office:value="210">
            <text:p>210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210A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P131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H264,MJPEG</text:p>
          </table:table-cell>
          <table:table-cell/>
          <table:table-cell office:value-type="string">
            <text:p>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float" office:value="211">
            <text:p>21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211A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211W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211M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1280x1024-12FPS,640x480-30FPS,320x240-30FPS</text:p>
          </table:table-cell>
          <table:table-cell/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 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float" office:value="221">
            <text:p>22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640x480-45FPS,480x360-60FP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M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P1343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800x600-30FPS,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P1344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1280x800-30FPS,1280x720-30FPS,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223M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1600x1200-9FPS,1600x900-12FPS,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P1346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1920x1080-30FPS,1600x1200-30FPS,2048x1536-20FPS,1600x900-12FPS,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Q1755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1920x1080-30FPS,1600x1200-30FPS1280x720-30FPS,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212PTZ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 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Axis</text:p>
          </table:table-cell>
          <table:table-cell office:value-type="string">
            <text:p>212PTZ-V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Axis</text:p>
          </table:table-cell>
          <table:table-cell office:value-type="string">
            <text:p>213PTZ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704x480-30FPS,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M,A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Axis</text:p>
          </table:table-cell>
          <table:table-cell office:value-type="string">
            <text:p>214PTZ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704x480-30FPS,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Axis</text:p>
          </table:table-cell>
          <table:table-cell office:value-type="string">
            <text:p>215PTZ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704x480-30FPS,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Axis</text:p>
          </table:table-cell>
          <table:table-cell office:value-type="string">
            <text:p>215PTZ-E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704x480-30FPS,640x480-30FPS,320x240-30FPS</text:p>
          </table:table-cell>
          <table:table-cell/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M,A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Axis</text:p>
          </table:table-cell>
          <table:table-cell office:value-type="string">
            <text:p>P5534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1280x720-30FPS,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string">
            <text:p>M,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office:value-type="string">
            <text:p>Axis</text:p>
          </table:table-cell>
          <table:table-cell office:value-type="string">
            <text:p>232D+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704x480-30FPS,640x480-30FPS,320x240-30FPS</text:p>
          </table:table-cell>
          <table:table-cell/>
          <table:table-cell office:value-type="float" office:value="0">
            <text:p>0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Axis</text:p>
          </table:table-cell>
          <table:table-cell office:value-type="string">
            <text:p>233D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704x480-30FPS,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string">
            <text:p>M,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office:value-type="string">
            <text:p>Axis</text:p>
          </table:table-cell>
          <table:table-cell office:value-type="string">
            <text:p>Q6032-E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704x480-30FPS,640x480-30FPS,320x240-30FPS</text:p>
          </table:table-cell>
          <table:table-cell/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office:value-type="string">
            <text:p>Axis</text:p>
          </table:table-cell>
          <table:table-cell office:value-type="string">
            <text:p>Q1910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160x128-8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M,A,T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xis</text:p>
          </table:table-cell>
          <table:table-cell office:value-type="string">
            <text:p>Q1910-E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160x128-8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M,A,T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xis</text:p>
          </table:table-cell>
          <table:table-cell office:value-type="string">
            <text:p>241S</text:p>
          </table:table-cell>
          <table:table-cell office:value-type="string">
            <text:p>Video Serve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704x480-30FPS,640x480-30FPS,320x240-30FP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M,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xis</text:p>
          </table:table-cell>
          <table:table-cell office:value-type="string">
            <text:p>M7001</text:p>
          </table:table-cell>
          <table:table-cell office:value-type="string">
            <text:p>Video Serve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720x480-21FPS,720x288-30FPS,640x480-30FPS,320x240-30FP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xis</text:p>
          </table:table-cell>
          <table:table-cell office:value-type="string">
            <text:p>243SA</text:p>
          </table:table-cell>
          <table:table-cell office:value-type="string">
            <text:p>Video Serve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704x480-30FPS,640x480-30FPS,320x240-30FPS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string">
            <text:p>M,A,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xis</text:p>
          </table:table-cell>
          <table:table-cell office:value-type="string">
            <text:p>247S</text:p>
          </table:table-cell>
          <table:table-cell office:value-type="string">
            <text:p>Video Serve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704x480-30FPS,640x480-30FPS,320x240-30FPS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string">
            <text:p>M,A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xis</text:p>
          </table:table-cell>
          <table:table-cell office:value-type="string">
            <text:p>Q7401</text:p>
          </table:table-cell>
          <table:table-cell office:value-type="string">
            <text:p>Video Serve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720x480-30FPS,640x480-30FPS,320x240-30FPS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string">
            <text:p>M,A,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xis</text:p>
          </table:table-cell>
          <table:table-cell office:value-type="string">
            <text:p>240Q</text:p>
          </table:table-cell>
          <table:table-cell office:value-type="string">
            <text:p>Video Server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</text:p>
          </table:table-cell>
          <table:table-cell/>
          <table:table-cell office:value-type="string">
            <text:p>640x480-30FPS,320x240-30FP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xis</text:p>
          </table:table-cell>
          <table:table-cell office:value-type="string">
            <text:p>241Q</text:p>
          </table:table-cell>
          <table:table-cell office:value-type="string">
            <text:p>Video Server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</text:p>
          </table:table-cell>
          <table:table-cell/>
          <table:table-cell office:value-type="string">
            <text:p>640x480-30FPS,320x240-30FPS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string">
            <text:p>M,A,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xis</text:p>
          </table:table-cell>
          <table:table-cell office:value-type="string">
            <text:p>241QA</text:p>
          </table:table-cell>
          <table:table-cell office:value-type="string">
            <text:p>Video Server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</text:p>
          </table:table-cell>
          <table:table-cell/>
          <table:table-cell office:value-type="string">
            <text:p>640x480-30FPS,320x240-30FPS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string">
            <text:p>M,A,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xis</text:p>
          </table:table-cell>
          <table:table-cell office:value-type="string">
            <text:p>Q7404</text:p>
          </table:table-cell>
          <table:table-cell office:value-type="string">
            <text:p>Video Server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720x480-30FPS,640x480-30FPS,320x240-30FPS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string">
            <text:p>M,A,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xis</text:p>
          </table:table-cell>
          <table:table-cell office:value-type="string">
            <text:p>243Q</text:p>
          </table:table-cell>
          <table:table-cell office:value-type="string">
            <text:p>Video Server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640x480-30FPS,320x240-30FP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M,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xis</text:p>
          </table:table-cell>
          <table:table-cell office:value-type="string">
            <text:p>Q7406</text:p>
          </table:table-cell>
          <table:table-cell office:value-type="string">
            <text:p>Video Server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720x480-30FPS,640x480-30FPS,320x240-30FP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M,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Vivotek</text:p>
          </table:table-cell>
          <table:table-cell office:value-type="string">
            <text:p>IP7361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IP8332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IP8330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IP7330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IP7142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IP8161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IP7161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IP7160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IZ7151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IP7251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IP7153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IP7130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IP7131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IP7133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IP7135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SD7313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SD7323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SD7151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FD8361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FD7141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FD7141V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FD8161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FD7132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FD7131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PZ7111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PZ7121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PZ7131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PT7135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VS8102</text:p>
          </table:table-cell>
          <table:table-cell office:value-type="string">
            <text:p>Video Serv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VS7100</text:p>
          </table:table-cell>
          <table:table-cell office:value-type="string">
            <text:p>Video Serv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TRENDnet</text:p>
          </table:table-cell>
          <table:table-cell office:value-type="string">
            <text:p>TV-IP512P</text:p>
          </table:table-cell>
          <table:table-cell office:value-type="string">
            <text:p>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TRENDnet</text:p>
          </table:table-cell>
          <table:table-cell office:value-type="string">
            <text:p>TV-IP512WN</text:p>
          </table:table-cell>
          <table:table-cell office:value-type="string">
            <text:p>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TRENDnet</text:p>
          </table:table-cell>
          <table:table-cell office:value-type="string">
            <text:p>TV-IP522P</text:p>
          </table:table-cell>
          <table:table-cell office:value-type="string">
            <text:p>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TRENDnet</text:p>
          </table:table-cell>
          <table:table-cell office:value-type="string">
            <text:p>TV-IP110W</text:p>
          </table:table-cell>
          <table:table-cell office:value-type="string">
            <text:p>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TRENDnet</text:p>
          </table:table-cell>
          <table:table-cell office:value-type="string">
            <text:p>TV-IP121W</text:p>
          </table:table-cell>
          <table:table-cell office:value-type="string">
            <text:p>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TRENDnet</text:p>
          </table:table-cell>
          <table:table-cell office:value-type="string">
            <text:p>TV-IP252P</text:p>
          </table:table-cell>
          <table:table-cell office:value-type="string">
            <text:p>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TRENDnet</text:p>
          </table:table-cell>
          <table:table-cell office:value-type="string">
            <text:p>TV-IP312</text:p>
          </table:table-cell>
          <table:table-cell office:value-type="string">
            <text:p>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TRENDnet</text:p>
          </table:table-cell>
          <table:table-cell office:value-type="string">
            <text:p>TV-IP312W</text:p>
          </table:table-cell>
          <table:table-cell office:value-type="string">
            <text:p>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TRENDnet</text:p>
          </table:table-cell>
          <table:table-cell office:value-type="string">
            <text:p>TV-IP410</text:p>
          </table:table-cell>
          <table:table-cell office:value-type="string">
            <text:p>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TRENDnet</text:p>
          </table:table-cell>
          <table:table-cell office:value-type="string">
            <text:p>TV-IP410W</text:p>
          </table:table-cell>
          <table:table-cell office:value-type="string">
            <text:p>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TRENDnet</text:p>
          </table:table-cell>
          <table:table-cell office:value-type="string">
            <text:p>TV-IP422</text:p>
          </table:table-cell>
          <table:table-cell office:value-type="string">
            <text:p>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TRENDnet</text:p>
          </table:table-cell>
          <table:table-cell office:value-type="string">
            <text:p>TV-IP422W</text:p>
          </table:table-cell>
          <table:table-cell office:value-type="string">
            <text:p>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1300AI</text:p>
          </table:table-cell>
          <table:table-cell office:value-type="string">
            <text:p>1.3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string">
            <text:p>1280x1024-32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1300DN</text:p>
          </table:table-cell>
          <table:table-cell office:value-type="string">
            <text:p>1.3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string">
            <text:p>Auto,Day,Night</text:p>
          </table:table-cell>
          <table:table-cell office:value-type="string">
            <text:p>1280x1024-32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1300M</text:p>
          </table:table-cell>
          <table:table-cell office:value-type="string">
            <text:p>1.3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string">
            <text:p>1280x1024-32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1305</text:p>
          </table:table-cell>
          <table:table-cell office:value-type="string">
            <text:p>1.3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string">
            <text:p>1280x1024-32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1305DN</text:p>
          </table:table-cell>
          <table:table-cell office:value-type="string">
            <text:p>1.3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string">
            <text:p>Auto,Day,Night</text:p>
          </table:table-cell>
          <table:table-cell office:value-type="string">
            <text:p>1280x1024-32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1305-AI</text:p>
          </table:table-cell>
          <table:table-cell office:value-type="string">
            <text:p>1.3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string">
            <text:p>1280x1024-32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1355</text:p>
          </table:table-cell>
          <table:table-cell office:value-type="string">
            <text:p>1.3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string">
            <text:p>1280x1024-32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1355DN</text:p>
          </table:table-cell>
          <table:table-cell office:value-type="string">
            <text:p>1.3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string">
            <text:p>Auto,Day,Night</text:p>
          </table:table-cell>
          <table:table-cell office:value-type="string">
            <text:p>1280x1024-32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2100AI</text:p>
          </table:table-cell>
          <table:table-cell office:value-type="string">
            <text:p>2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string">
            <text:p>1280x1024-32FPS,1600x1200-30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2100DN</text:p>
          </table:table-cell>
          <table:table-cell office:value-type="string">
            <text:p>2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string">
            <text:p>Auto,Day,Night</text:p>
          </table:table-cell>
          <table:table-cell office:value-type="string">
            <text:p>1280x1024-32FPS,1600x1200-30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2100M</text:p>
          </table:table-cell>
          <table:table-cell office:value-type="string">
            <text:p>2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string">
            <text:p>1280x1024-32FPS,1600x1200-30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2105</text:p>
          </table:table-cell>
          <table:table-cell office:value-type="string">
            <text:p>2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string">
            <text:p>1280x1024-32FPS,1600x1200-30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2105-AI</text:p>
          </table:table-cell>
          <table:table-cell office:value-type="string">
            <text:p>2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string">
            <text:p>1280x1024-32FPS,1600x1200-30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2105DN</text:p>
          </table:table-cell>
          <table:table-cell office:value-type="string">
            <text:p>2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string">
            <text:p>Auto,Day,Night</text:p>
          </table:table-cell>
          <table:table-cell office:value-type="string">
            <text:p>1280x1024-32FPS,1600x1200-30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2155</text:p>
          </table:table-cell>
          <table:table-cell office:value-type="string">
            <text:p>2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string">
            <text:p>1280x1024-32FPS,1600x1200-30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2155DN</text:p>
          </table:table-cell>
          <table:table-cell office:value-type="string">
            <text:p>2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string">
            <text:p>Auto,Day,Night</text:p>
          </table:table-cell>
          <table:table-cell office:value-type="string">
            <text:p>1280x1024-32FPS,1600x1200-30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3100AI</text:p>
          </table:table-cell>
          <table:table-cell office:value-type="string">
            <text:p>3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string">
            <text:p>2560x1600-12FPS,2048x1536-15FPS,1920x1200-20FPS,1920x1080-22FPS,1600x1200-24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3100DN</text:p>
          </table:table-cell>
          <table:table-cell office:value-type="string">
            <text:p>3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string">
            <text:p>Auto,Day,Night</text:p>
          </table:table-cell>
          <table:table-cell office:value-type="string">
            <text:p>2560x1600-12FPS,2048x1536-15FPS,1920x1200-20FPS,1920x1080-22FPS,1600x1200-24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3100M</text:p>
          </table:table-cell>
          <table:table-cell office:value-type="string">
            <text:p>3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string">
            <text:p>2560x1600-12FPS,2048x1536-15FPS,1920x1200-20FPS,1920x1080-22FPS,1600x1200-24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3105</text:p>
          </table:table-cell>
          <table:table-cell office:value-type="string">
            <text:p>3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string">
            <text:p>2560x1600-12FPS,2048x1536-15FPS,1920x1200-20FPS,1920x1080-22FPS,1600x1200-24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3105-AI</text:p>
          </table:table-cell>
          <table:table-cell office:value-type="string">
            <text:p>3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string">
            <text:p>2560x1600-12FPS,2048x1536-15FPS,1920x1200-20FPS,1920x1080-22FPS,1600x1200-24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3105DN</text:p>
          </table:table-cell>
          <table:table-cell office:value-type="string">
            <text:p>3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string">
            <text:p>Auto,Day,Night</text:p>
          </table:table-cell>
          <table:table-cell office:value-type="string">
            <text:p>2560x1600-12FPS,2048x1536-15FPS,1920x1200-20FPS,1920x1080-22FPS,1600x1200-24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3155</text:p>
          </table:table-cell>
          <table:table-cell office:value-type="string">
            <text:p>3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string">
            <text:p>2560x1600-12FPS,2048x1536-15FPS,1920x1200-20FPS,1920x1080-22FPS,1600x1200-24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3155DN</text:p>
          </table:table-cell>
          <table:table-cell office:value-type="string">
            <text:p>3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string">
            <text:p>Auto,Day,Night</text:p>
          </table:table-cell>
          <table:table-cell office:value-type="string">
            <text:p>2560x1600-12FPS,2048x1536-15FPS,1920x1200-20FPS,1920x1080-22FPS,1600x1200-24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3130M</text:p>
          </table:table-cell>
          <table:table-cell office:value-type="string">
            <text:p>3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string">
            <text:p>2560x1600-12FPS,2048x1536-15FPS,1920x1200-20FPS,1920x1080-22FPS,1600x1200-24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3135</text:p>
          </table:table-cell>
          <table:table-cell office:value-type="string">
            <text:p>3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string">
            <text:p>2560x1600-12FPS,2048x1536-15FPS,1920x1200-20FPS,1920x1080-22FPS,1600x1200-24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5100AI</text:p>
          </table:table-cell>
          <table:table-cell office:value-type="string">
            <text:p>5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string">
            <text:p>2592x1944-9FPS,2560x1600-12FPS,2048x1536-15FPS,1920x1080-22FPS,1600x1200-24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5100DN</text:p>
          </table:table-cell>
          <table:table-cell office:value-type="string">
            <text:p>5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string">
            <text:p>Auto,Day,Night</text:p>
          </table:table-cell>
          <table:table-cell office:value-type="string">
            <text:p>2592x1944-9FPS,2560x1600-12FPS,2048x1536-15FPS,1920x1080-22FPS,1600x1200-24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5100M</text:p>
          </table:table-cell>
          <table:table-cell office:value-type="string">
            <text:p>5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string">
            <text:p>2592x1944-9FPS,2560x1600-12FPS,2048x1536-15FPS,1920x1080-22FPS,1600x1200-24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5105</text:p>
          </table:table-cell>
          <table:table-cell office:value-type="string">
            <text:p>5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string">
            <text:p>2592x1944-9FPS,2560x1600-12FPS,2048x1536-15FPS,1920x1080-22FPS,1600x1200-24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5155</text:p>
          </table:table-cell>
          <table:table-cell office:value-type="string">
            <text:p>5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string">
            <text:p>2592x1944-9FPS,2560x1600-12FPS,2048x1536-15FPS,1920x1080-22FPS,1600x1200-24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5155DN</text:p>
          </table:table-cell>
          <table:table-cell office:value-type="string">
            <text:p>5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string">
            <text:p>Auto,Day,Night</text:p>
          </table:table-cell>
          <table:table-cell office:value-type="string">
            <text:p>2592x1944-9FPS,2560x1600-12FPS,2048x1536-15FPS,1920x1080-22FPS,1600x1200-24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5105-AI</text:p>
          </table:table-cell>
          <table:table-cell office:value-type="string">
            <text:p>5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string">
            <text:p>2592x1944-9FPS,2560x1600-12FPS,2048x1536-15FPS,1920x1080-22FPS,1600x1200-24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5105DN</text:p>
          </table:table-cell>
          <table:table-cell office:value-type="string">
            <text:p>5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string">
            <text:p>Auto,Day,Night</text:p>
          </table:table-cell>
          <table:table-cell office:value-type="string">
            <text:p>2592x1944-9FPS,2560x1600-12FPS,2048x1536-15FPS,1920x1080-22FPS,1600x1200-24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Pixord</text:p>
          </table:table-cell>
          <table:table-cell office:value-type="string">
            <text:p>P600/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64kbit-6mbi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1600x1200-15FPS,1280x720-30FPS,800x600-30FPS,640x480-30FPS,320x24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Pixord</text:p>
          </table:table-cell>
          <table:table-cell office:value-type="string">
            <text:p>P606W/POE</text:p>
          </table:table-cell>
          <table:table-cell office:value-type="string">
            <text:p>Wireless Camera</text:p>
          </table:table-cell>
          <table:table-cell office:value-type="float" office:value="1">
            <text:p>1</text:p>
          </table:table-cell>
          <table:table-cell office:value-type="string">
            <text:p>64kbit-6mbi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1600x1200-15FPS,1280x720-30FPS,800x600-30FPS,640x480-30FPS,320x24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Pixord</text:p>
          </table:table-cell>
          <table:table-cell office:value-type="string">
            <text:p>PB630W/POE</text:p>
          </table:table-cell>
          <table:table-cell office:value-type="string">
            <text:p>Wireless Camera</text:p>
          </table:table-cell>
          <table:table-cell office:value-type="float" office:value="1">
            <text:p>1</text:p>
          </table:table-cell>
          <table:table-cell office:value-type="string">
            <text:p>64kbit-6mbi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640x480-30FPS,320x24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Pixord</text:p>
          </table:table-cell>
          <table:table-cell office:value-type="string">
            <text:p>P-415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32kbit-2mbi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1280x1024-10FPS,640x480-30FPS,320x240-30FPS,160x12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Pixord</text:p>
          </table:table-cell>
          <table:table-cell office:value-type="string">
            <text:p>P-416W</text:p>
          </table:table-cell>
          <table:table-cell office:value-type="string">
            <text:p>Wireless Camera</text:p>
          </table:table-cell>
          <table:table-cell office:value-type="float" office:value="1">
            <text:p>1</text:p>
          </table:table-cell>
          <table:table-cell office:value-type="string">
            <text:p>32kbit-4mbi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720x480-30FPS,704x480-30FPS,352x240-30FPS,176x12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6">
            <text:p>256</text:p>
          </table:table-cell>
          <table:table-cell table:number-columns-repeated="5"/>
        </table:table-row>
        <table:table-row table:style-name="ro1">
          <table:table-cell office:value-type="string">
            <text:p>Pixord</text:p>
          </table:table-cell>
          <table:table-cell office:value-type="string">
            <text:p>P-413</text:p>
          </table:table-cell>
          <table:table-cell/>
          <table:table-cell office:value-type="float" office:value="1">
            <text:p>1</text:p>
          </table:table-cell>
          <table:table-cell office:value-type="string">
            <text:p>64kbit-4mbi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720x480-30FPS,352x240-30FPS,176x112-30FPS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Pixord</text:p>
          </table:table-cell>
          <table:table-cell office:value-type="string">
            <text:p>P-400W/POE</text:p>
          </table:table-cell>
          <table:table-cell office:value-type="string">
            <text:p>Wireless Camera</text:p>
          </table:table-cell>
          <table:table-cell office:value-type="float" office:value="1">
            <text:p>1</text:p>
          </table:table-cell>
          <table:table-cell office:value-type="string">
            <text:p>16kbit-4mbi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720x480-30FPS,352x240-30FPS,176x112-30FPS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Pixord</text:p>
          </table:table-cell>
          <table:table-cell office:value-type="string">
            <text:p>P-426/POE</text:p>
          </table:table-cell>
          <table:table-cell/>
          <table:table-cell office:value-type="string">
            <text:p>Motion?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Pixord</text:p>
          </table:table-cell>
          <table:table-cell office:value-type="string">
            <text:p>P-4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??</text:p>
          </table:table-cell>
          <table:table-cell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720x480-30FPS,352x240-30FPS,176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Pixord</text:p>
          </table:table-cell>
          <table:table-cell office:value-type="string">
            <text:p>P-405W</text:p>
          </table:table-cell>
          <table:table-cell office:value-type="string">
            <text:p>Wireless 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640x480-30FPS,352x240-30FPS,160x12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Pixord</text:p>
          </table:table-cell>
          <table:table-cell office:value-type="string">
            <text:p>PL62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64kbit-6mbi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1600x1200-15FPS,1280x720-30FPS,800x600-30FPS,640x480-30FPS,320x24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Pixord</text:p>
          </table:table-cell>
          <table:table-cell office:value-type="string">
            <text:p>P-423</text:p>
          </table:table-cell>
          <table:table-cell/>
          <table:table-cell office:value-type="string">
            <text:p>Motion?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Pixord</text:p>
          </table:table-cell>
          <table:table-cell office:value-type="string">
            <text:p>P-428</text:p>
          </table:table-cell>
          <table:table-cell/>
          <table:table-cell office:value-type="string">
            <text:p>Motion?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Pixord</text:p>
          </table:table-cell>
          <table:table-cell office:value-type="string">
            <text:p>P-465</text:p>
          </table:table-cell>
          <table:table-cell/>
          <table:table-cell office:value-type="float" office:value="1">
            <text:p>1</text:p>
          </table:table-cell>
          <table:table-cell office:value-type="string">
            <text:p>64kbit-6mbi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720x480-30FPS,352x240-30FPS,176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28">
            <text:p>128</text:p>
          </table:table-cell>
          <table:table-cell table:number-columns-repeated="5"/>
        </table:table-row>
        <table:table-row table:style-name="ro1">
          <table:table-cell office:value-type="string">
            <text:p>Pixord</text:p>
          </table:table-cell>
          <table:table-cell office:value-type="string">
            <text:p>P-463T</text:p>
          </table:table-cell>
          <table:table-cell/>
          <table:table-cell office:value-type="float" office:value="1">
            <text:p>1</text:p>
          </table:table-cell>
          <table:table-cell office:value-type="string">
            <text:p>64kbit-4mbi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720x480-30FPS,352x240-30FPS,176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28">
            <text:p>128</text:p>
          </table:table-cell>
          <table:table-cell table:number-columns-repeated="5"/>
        </table:table-row>
        <table:table-row table:style-name="ro1">
          <table:table-cell office:value-type="string">
            <text:p>Pixord</text:p>
          </table:table-cell>
          <table:table-cell office:value-type="string">
            <text:p>P-463DW</text:p>
          </table:table-cell>
          <table:table-cell office:value-type="string">
            <text:p>Wireless 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Pixord</text:p>
          </table:table-cell>
          <table:table-cell office:value-type="string">
            <text:p>P-463</text:p>
          </table:table-cell>
          <table:table-cell/>
          <table:table-cell office:value-type="string">
            <text:p>Motion?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Pixord</text:p>
          </table:table-cell>
          <table:table-cell office:value-type="string">
            <text:p>P-1401W</text:p>
          </table:table-cell>
          <table:table-cell office:value-type="string">
            <text:p>Video Server</text:p>
          </table:table-cell>
          <table:table-cell office:value-type="string">
            <text:p>Motion?</text:p>
          </table:table-cell>
          <table:table-cell office:value-type="string">
            <text:p>16kbit-4mbi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720x480-30FPS,352x240-30FPS,176x112-30FPS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9"/>
        </table:table-row>
        <table:table-row table:style-name="ro2">
          <table:table-cell office:value-type="string">
            <text:p>Brickcom</text:p>
          </table:table-cell>
          <table:table-cell office:value-type="string">
            <text:p>OB-100Ae-f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OB-040Ce-f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720x480-30FPS,640x48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WOB-100Ae-f3</text:p>
          </table:table-cell>
          <table:table-cell office:value-type="string">
            <text:p>Wireless (802.11) 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WOB-040Ce-f3</text:p>
          </table:table-cell>
          <table:table-cell office:value-type="string">
            <text:p>Wireless (802.11) 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720x480-30FPS,640x48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GOB-100Ae-f3</text:p>
          </table:table-cell>
          <table:table-cell office:value-type="string">
            <text:p>3G 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GOB-040Ce-f3</text:p>
          </table:table-cell>
          <table:table-cell office:value-type="string">
            <text:p>3G 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720x480-30FPS,640x48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OB-100Ae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OB-040Ce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720x480-30FPS,640x48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WOB-100Ae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WOB-040Ce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720x480-30FPS,640x48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GOB-100Ae-73</text:p>
          </table:table-cell>
          <table:table-cell office:value-type="string">
            <text:p>3G 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GOB-040Ce-73</text:p>
          </table:table-cell>
          <table:table-cell office:value-type="string">
            <text:p>3G 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720x480-30FPS,640x48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OB-100Ap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GOB-040Cp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720x480-30FPS,640x48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OB-040Cp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720x480-30FPS,640x48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WOB-100Ap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OB-040Cp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720x480-30FPS,640x48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WOB-100Ap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WOB-040Cp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720x480-30FPS,640x48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GOB-100Ap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GOB-040Cp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720x480-30FPS,640x48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OB-100Aa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OB-040Ca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720x480-30FPS,640x48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WOB-100Aa-73</text:p>
          </table:table-cell>
          <table:table-cell office:value-type="string">
            <text:p>Wireless (802.11) 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WOB-040Ca-73</text:p>
          </table:table-cell>
          <table:table-cell office:value-type="string">
            <text:p>Wireless (802.11) 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720x480-30FPS,640x48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GOB-100Aa-73</text:p>
          </table:table-cell>
          <table:table-cell office:value-type="string">
            <text:p>3G 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GOB-040Ca-73</text:p>
          </table:table-cell>
          <table:table-cell office:value-type="string">
            <text:p>3G 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720x480-30FPS,640x48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CB-100Ae-08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WCB-100Ae-08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CB-100Ae-00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WCB-100Ae-00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CB-100Ap-0c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WCB-100Ap-0c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CB-100Ap-04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WCB-100Ap-04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FB-100Ae-2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WFB-100Ae-2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FB-130Ae-2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1280x1024-15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WFB-130Ae-2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1280x1024-15FPS,640x40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FB-100Ap-3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WFB-100Ap-3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FB-130Ap-3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1024-15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WFB-130Ap-3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1024-15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FB-100Aa-3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WFB-100Aa-3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FB-130Aa-3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1024-15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WFB-130Aa-3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1024-15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FD-100Ae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FD-130Ae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1280x1024-15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FD-100Ap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FD-130Ap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1024-15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FD-100Aa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FD-130Aa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1024-15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VD-100Ae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VD-130Ae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1280x1024-15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VD-100Ap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VD-130Ap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1024-15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VD-100Aa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VD-130Aa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1024-15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MD-100Ae-00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MD-100Ap-00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MD-100Aa-00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VS-01Ae</text:p>
          </table:table-cell>
          <table:table-cell office:value-type="string">
            <text:p>Video Serve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720x48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WVS-01Ae</text:p>
          </table:table-cell>
          <table:table-cell office:value-type="string">
            <text:p>Video Serve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720x48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VS-01Ap</text:p>
          </table:table-cell>
          <table:table-cell office:value-type="string">
            <text:p>Video Serve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720x48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WVS-01Ap</text:p>
          </table:table-cell>
          <table:table-cell office:value-type="string">
            <text:p>Video Serve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720x48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VS-01Aa</text:p>
          </table:table-cell>
          <table:table-cell office:value-type="string">
            <text:p>Video Serve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720x48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WVS-01Aa</text:p>
          </table:table-cell>
          <table:table-cell office:value-type="string">
            <text:p>Video Serve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720x48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Sony</text:p>
          </table:table-cell>
          <table:table-cell office:value-type="string">
            <text:p>SNC-CS50N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704x480-30FPS,640x480-30FPS,320x240-30FPS,160x12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6">
            <text:p>256</text:p>
          </table:table-cell>
          <table:table-cell table:number-columns-repeated="5"/>
        </table:table-row>
        <table:table-row table:style-name="ro1">
          <table:table-cell office:value-type="string">
            <text:p>Sony</text:p>
          </table:table-cell>
          <table:table-cell office:value-type="string">
            <text:p>SNC-DF50N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704x480-30FPS,640x480-30FPS,320x240-30FPS,160x12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6">
            <text:p>256</text:p>
          </table:table-cell>
          <table:table-cell table:number-columns-repeated="5"/>
        </table:table-row>
        <table:table-row table:style-name="ro1">
          <table:table-cell office:value-type="string">
            <text:p>Sony</text:p>
          </table:table-cell>
          <table:table-cell office:value-type="string">
            <text:p>SNC-DF80N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table:style-name="ce1" office:value-type="string">
            <text:p>704x480-30FPS,640x480-30FPS,320x240-30FPS,160x120-30FPS</text:p>
          </table:table-cell>
          <table:table-cell table:style-name="ce1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6">
            <text:p>256</text:p>
          </table:table-cell>
          <table:table-cell table:number-columns-repeated="5"/>
        </table:table-row>
        <table:table-row table:style-name="ro1">
          <table:table-cell office:value-type="string">
            <text:p>Sony</text:p>
          </table:table-cell>
          <table:table-cell office:value-type="string">
            <text:p>SNC-DF85N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704x480-30FPS,640x480-30FPS,320x240-30FPS,160x12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6">
            <text:p>256</text:p>
          </table:table-cell>
          <table:table-cell table:number-columns-repeated="5"/>
        </table:table-row>
        <table:table-row table:style-name="ro1">
          <table:table-cell office:value-type="string">
            <text:p>Sony</text:p>
          </table:table-cell>
          <table:table-cell office:value-type="string">
            <text:p>SNC-RZ50N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704x480-30FPS,640x480-30FPS,320x240-30FPS,160x12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6">
            <text:p>256</text:p>
          </table:table-cell>
          <table:table-cell table:number-columns-repeated="5"/>
        </table:table-row>
        <table:table-row table:style-name="ro1">
          <table:table-cell office:value-type="string">
            <text:p>Sony</text:p>
          </table:table-cell>
          <table:table-cell office:value-type="string">
            <text:p>SNC-RX530N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704x480-30FPS,640x480-30FPS,320x240-30FPS,160x12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6">
            <text:p>256</text:p>
          </table:table-cell>
          <table:table-cell table:number-columns-repeated="5"/>
        </table:table-row>
        <table:table-row table:style-name="ro1">
          <table:table-cell office:value-type="string">
            <text:p>Sony</text:p>
          </table:table-cell>
          <table:table-cell office:value-type="string">
            <text:p>SNC-RX550N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704x480-30FPS,640x480-30FPS,320x240-30FPS,160x12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6">
            <text:p>256</text:p>
          </table:table-cell>
          <table:table-cell table:number-columns-repeated="5"/>
        </table:table-row>
        <table:table-row table:style-name="ro1">
          <table:table-cell office:value-type="string">
            <text:p>Sony</text:p>
          </table:table-cell>
          <table:table-cell office:value-type="string">
            <text:p>SNC-RX570N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704x480-30FPS,640x480-30FPS,320x240-30FPS,160x12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6">
            <text:p>256</text:p>
          </table:table-cell>
          <table:table-cell table:number-columns-repeated="5"/>
        </table:table-row>
        <table:table-row table:style-name="ro1">
          <table:table-cell office:value-type="string">
            <text:p>Sony</text:p>
          </table:table-cell>
          <table:table-cell office:value-type="string">
            <text:p>SNC-DS10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640x480-30FPS,384x288-30FPS,320x24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Sony</text:p>
          </table:table-cell>
          <table:table-cell office:value-type="string">
            <text:p>SNC-DS60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640x480-30FPS,384x288-30FPS,320x24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Sony</text:p>
          </table:table-cell>
          <table:table-cell office:value-type="string">
            <text:p>SNC-CS20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640x480-30FPS,384x288-30FPS,320x24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Sony</text:p>
          </table:table-cell>
          <table:table-cell office:value-type="string">
            <text:p>SNC-DM110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640x480-30FPS,384x288-30FPS,320x24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Sony</text:p>
          </table:table-cell>
          <table:table-cell office:value-type="string">
            <text:p>SNC-DM160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640x480-30FPS,384x288-30FPS,320x24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Sony</text:p>
          </table:table-cell>
          <table:table-cell office:value-type="string">
            <text:p>SNC-CM120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1280x960-15FPS,640x480-30FPS,384x288-30FPS,320x24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Sony</text:p>
          </table:table-cell>
          <table:table-cell office:value-type="string">
            <text:p>SNC-CH140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MPEG4,H264,MJPEG</text:p>
          </table:table-cell>
          <table:table-cell/>
          <table:table-cell office:value-type="string">
            <text:p>1280x1024-20FPS,1280x920-20FPS,1280x800-20FPS,1280x720-30FPS,800x480-30FPS,768x576-30FPS,640x480-30FPS,640x368-30FPS,384x288-30FPS,320x240-30FPS,320x192-30FPS</text:p>
          </table:table-cell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/>
          <table:table-cell office:value-type="string">
            <text:p>1-24</text:p>
          </table:table-cell>
          <table:table-cell table:number-columns-repeated="2" office:value-type="string">
            <text:p>1-8</text:p>
          </table:table-cell>
          <table:table-cell/>
        </table:table-row>
        <table:table-row table:style-name="ro1">
          <table:table-cell office:value-type="string">
            <text:p>Sony</text:p>
          </table:table-cell>
          <table:table-cell office:value-type="string">
            <text:p>SNC-DH140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MPEG4,H264,MJPEG</text:p>
          </table:table-cell>
          <table:table-cell/>
          <table:table-cell office:value-type="string">
            <text:p>1280x1024-20FPS,1280x920-20FPS,1280x800-20FPS,1280x720-30FPS,800x480-30FPS,768x576-30FPS,640x480-30FPS,640x368-30FPS,384x288-30FPS,320x240-30FPS,320x192-30FPS</text:p>
          </table:table-cell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/>
          <table:table-cell office:value-type="string">
            <text:p>1-24</text:p>
          </table:table-cell>
          <table:table-cell table:number-columns-repeated="2" office:value-type="string">
            <text:p>1-8</text:p>
          </table:table-cell>
          <table:table-cell/>
        </table:table-row>
        <table:table-row table:style-name="ro1">
          <table:table-cell office:value-type="string">
            <text:p>Sony</text:p>
          </table:table-cell>
          <table:table-cell office:value-type="string">
            <text:p>SNC-DH180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MPEG4,H264,MJPEG</text:p>
          </table:table-cell>
          <table:table-cell/>
          <table:table-cell office:value-type="string">
            <text:p>1280x1024-20FPS,1280x920-20FPS,1280x800-20FPS,1280x720-30FPS,800x480-30FPS,768x576-30FPS,640x480-30FPS,640x368-30FPS,384x288-30FPS,320x240-30FPS,320x192-30FPS</text:p>
          </table:table-cell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/>
          <table:table-cell office:value-type="string">
            <text:p>1-24</text:p>
          </table:table-cell>
          <table:table-cell table:number-columns-repeated="2" office:value-type="string">
            <text:p>1-8</text:p>
          </table:table-cell>
          <table:table-cell/>
        </table:table-row>
        <table:table-row table:style-name="ro1">
          <table:table-cell office:value-type="string">
            <text:p>Sony</text:p>
          </table:table-cell>
          <table:table-cell office:value-type="string">
            <text:p>SNC-DH240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1920x1440-20FPS,1600x1200-30FPS,1680x1056-30FPS,1920x1080-30FPS,1440x912-30FPS,1280x920-30FPS,1280x800-30FPS,1280x720-30FPS,800x480-30FPS,768x576-30FPS,640x480-30FPS,640x368-30FPS,384x288-30FPS,320x240-30FPS,320x192-30FPS</text:p>
          </table:table-cell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/>
          <table:table-cell office:value-type="string">
            <text:p>1-24</text:p>
          </table:table-cell>
          <table:table-cell table:number-columns-repeated="2" office:value-type="string">
            <text:p>1-8</text:p>
          </table:table-cell>
          <table:table-cell/>
        </table:table-row>
        <table:table-row table:style-name="ro1">
          <table:table-cell office:value-type="string">
            <text:p>Sony</text:p>
          </table:table-cell>
          <table:table-cell office:value-type="string">
            <text:p>SNC-CH240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1920x1440-20FPS,1600x1200-30FPS,1680x1056-30FPS,1920x1080-30FPS,1440x912-30FPS,1280x920-30FPS,1280x800-30FPS,1280x720-30FPS,800x480-30FPS,768x576-30FPS,640x480-30FPS,640x368-30FPS,384x288-30FPS,320x240-30FPS,320x192-30FPS</text:p>
          </table:table-cell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/>
          <table:table-cell office:value-type="string">
            <text:p>1-24</text:p>
          </table:table-cell>
          <table:table-cell table:number-columns-repeated="2" office:value-type="string">
            <text:p>1-8</text:p>
          </table:table-cell>
          <table:table-cell/>
        </table:table-row>
        <table:table-row table:style-name="ro1">
          <table:table-cell office:value-type="string">
            <text:p>Sony</text:p>
          </table:table-cell>
          <table:table-cell office:value-type="string">
            <text:p>SNC-RH124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MPEG4,H264,MJPEG</text:p>
          </table:table-cell>
          <table:table-cell/>
          <table:table-cell office:value-type="string">
            <text:p>1280x1024-30FPS,1280x576-30FPS,800x480-30FPS,640x480-30FPS,640x368-30FPS,384x288-30FPS,320x240-30FPS,320x192-30FPS</text:p>
          </table:table-cell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,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6">
            <text:p>256</text:p>
          </table:table-cell>
          <table:table-cell/>
          <table:table-cell office:value-type="string">
            <text:p>1-24</text:p>
          </table:table-cell>
          <table:table-cell table:number-columns-repeated="2" office:value-type="string">
            <text:p>1-8</text:p>
          </table:table-cell>
          <table:table-cell/>
        </table:table-row>
        <table:table-row table:style-name="ro1">
          <table:table-cell office:value-type="string">
            <text:p>Sony</text:p>
          </table:table-cell>
          <table:table-cell office:value-type="string">
            <text:p>SNC-RH164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MPEG4,H264,MJPEG</text:p>
          </table:table-cell>
          <table:table-cell/>
          <table:table-cell office:value-type="string">
            <text:p>1280x1024-30FPS,1280x576-30FPS,800x480-30FPS,640x480-30FPS,640x368-30FPS,384x288-30FPS,320x240-30FPS,320x192-30FPS</text:p>
          </table:table-cell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,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6">
            <text:p>256</text:p>
          </table:table-cell>
          <table:table-cell/>
          <table:table-cell office:value-type="string">
            <text:p>1-24</text:p>
          </table:table-cell>
          <table:table-cell table:number-columns-repeated="2" office:value-type="string">
            <text:p>1-8</text:p>
          </table:table-cell>
          <table:table-cell/>
        </table:table-row>
        <table:table-row table:style-name="ro1">
          <table:table-cell office:value-type="string">
            <text:p>Sony</text:p>
          </table:table-cell>
          <table:table-cell office:value-type="string">
            <text:p>SNC-RS44N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MPEG4,H264,MJPEG</text:p>
          </table:table-cell>
          <table:table-cell/>
          <table:table-cell office:value-type="string">
            <text:p>720x480-30FPS,640x480-30FPS,384x288-30FPS,320x240-30FPS</text:p>
          </table:table-cell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,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6">
            <text:p>256</text:p>
          </table:table-cell>
          <table:table-cell/>
          <table:table-cell office:value-type="string">
            <text:p>1-24</text:p>
          </table:table-cell>
          <table:table-cell table:number-columns-repeated="2" office:value-type="string">
            <text:p>1-8</text:p>
          </table:table-cell>
          <table:table-cell/>
        </table:table-row>
        <table:table-row table:style-name="ro1">
          <table:table-cell office:value-type="string">
            <text:p>Sony</text:p>
          </table:table-cell>
          <table:table-cell office:value-type="string">
            <text:p>SNC-RS46N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MPEG4,H264,MJPEG</text:p>
          </table:table-cell>
          <table:table-cell/>
          <table:table-cell office:value-type="string">
            <text:p>720x480-30FPS,640x480-30FPS,384x288-30FPS,320x240-30FPS</text:p>
          </table:table-cell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,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6">
            <text:p>256</text:p>
          </table:table-cell>
          <table:table-cell table:number-columns-repeated="5"/>
        </table:table-row>
        <table:table-row table:style-name="ro1">
          <table:table-cell office:value-type="string">
            <text:p>Sony</text:p>
          </table:table-cell>
          <table:table-cell office:value-type="string">
            <text:p>SNC-RS84N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MPEG4,H264,MJPEG</text:p>
          </table:table-cell>
          <table:table-cell/>
          <table:table-cell office:value-type="string">
            <text:p>720x480-30FPS,640x480-30FPS,384x288-30FPS,320x240-30FPS</text:p>
          </table:table-cell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,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6">
            <text:p>256</text:p>
          </table:table-cell>
          <table:table-cell/>
          <table:table-cell office:value-type="string">
            <text:p>1-24</text:p>
          </table:table-cell>
          <table:table-cell table:number-columns-repeated="2" office:value-type="string">
            <text:p>1-8</text:p>
          </table:table-cell>
          <table:table-cell/>
        </table:table-row>
        <table:table-row table:style-name="ro1">
          <table:table-cell office:value-type="string">
            <text:p>Sony</text:p>
          </table:table-cell>
          <table:table-cell office:value-type="string">
            <text:p>SNC-RS86N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MPEG4,H264,MJPEG</text:p>
          </table:table-cell>
          <table:table-cell/>
          <table:table-cell office:value-type="string">
            <text:p>720x480-30FPS,640x480-30FPS,384x288-30FPS,320x240-30FPS</text:p>
          </table:table-cell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,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6">
            <text:p>256</text:p>
          </table:table-cell>
          <table:table-cell table:style-name="ce3" office:value-type="float" office:value="64">
            <text:p>64</text:p>
          </table:table-cell>
          <table:table-cell office:value-type="string">
            <text:p>1-24</text:p>
          </table:table-cell>
          <table:table-cell table:number-columns-repeated="2" office:value-type="string">
            <text:p>1-8</text:p>
          </table:table-cell>
          <table:table-cell/>
        </table:table-row>
        <table:table-row table:style-name="ro1">
          <table:table-cell office:value-type="string">
            <text:p>Sony</text:p>
          </table:table-cell>
          <table:table-cell office:value-type="string">
            <text:p>SNT-EP104</text:p>
          </table:table-cell>
          <table:table-cell office:value-type="string">
            <text:p>Video Server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H264,MJPEG</text:p>
          </table:table-cell>
          <table:table-cell table:number-columns-repeated="17"/>
        </table:table-row>
        <table:table-row table:style-name="ro1">
          <table:table-cell office:value-type="string">
            <text:p>Sony</text:p>
          </table:table-cell>
          <table:table-cell office:value-type="string">
            <text:p>SNT-EP154</text:p>
          </table:table-cell>
          <table:table-cell office:value-type="string">
            <text:p>Video Server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H264,MJPEG</text:p>
          </table:table-cell>
          <table:table-cell table:number-columns-repeated="17"/>
        </table:table-row>
        <table:table-row table:style-name="ro1">
          <table:table-cell office:value-type="string">
            <text:p>Sony</text:p>
          </table:table-cell>
          <table:table-cell office:value-type="string">
            <text:p>SNT-EX101</text:p>
          </table:table-cell>
          <table:table-cell office:value-type="string">
            <text:p>Video Serve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H264,MJPEG</text:p>
          </table:table-cell>
          <table:table-cell table:number-columns-repeated="17"/>
        </table:table-row>
        <table:table-row table:style-name="ro1">
          <table:table-cell office:value-type="string">
            <text:p>Sony</text:p>
          </table:table-cell>
          <table:table-cell office:value-type="string">
            <text:p>SNT-EX101E</text:p>
          </table:table-cell>
          <table:table-cell office:value-type="string">
            <text:p>Video Serve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H264,MJPEG</text:p>
          </table:table-cell>
          <table:table-cell table:number-columns-repeated="17"/>
        </table:table-row>
        <table:table-row table:style-name="ro1">
          <table:table-cell office:value-type="string">
            <text:p>Sony</text:p>
          </table:table-cell>
          <table:table-cell office:value-type="string">
            <text:p>SNT-EX104</text:p>
          </table:table-cell>
          <table:table-cell office:value-type="string">
            <text:p>Video Server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H264,MJPEG</text:p>
          </table:table-cell>
          <table:table-cell table:number-columns-repeated="17"/>
        </table:table-row>
        <table:table-row table:style-name="ro1">
          <table:table-cell office:value-type="string">
            <text:p>Sony</text:p>
          </table:table-cell>
          <table:table-cell office:value-type="string">
            <text:p>SNT-EX154</text:p>
          </table:table-cell>
          <table:table-cell office:value-type="string">
            <text:p>Video Server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H264,MJPEG</text:p>
          </table:table-cell>
          <table:table-cell table:number-columns-repeated="17"/>
        </table:table-row>
        <table:table-row table:style-name="ro1" table:number-rows-repeated="186">
          <table:table-cell table:number-columns-repeated="25"/>
        </table:table-row>
        <table:table-row table:style-name="ro1">
          <table:table-cell table:number-columns-repeated="16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6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6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6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6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6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6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6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6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 table:number-rows-repeated="1048062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RANGES AND VALUES" table:style-name="ta1" table:print="false">
        <table:table-column table:style-name="co1" table:default-cell-style-name="ce4"/>
        <table:table-column table:style-name="co18" table:default-cell-style-name="ce4"/>
        <table:table-column table:style-name="co1" table:default-cell-style-name="ce4"/>
        <table:table-column table:style-name="co19" table:default-cell-style-name="ce4"/>
        <table:table-column table:style-name="co1" table:number-columns-repeated="7" table:default-cell-style-name="ce4"/>
        <table:table-column table:style-name="co22" table:default-cell-style-name="ce4"/>
        <table:table-column table:style-name="co23" table:default-cell-style-name="ce4"/>
        <table:table-column table:style-name="co1" table:number-columns-repeated="1011" table:default-cell-style-name="ce4"/>
        <table:table-row table:style-name="ro1">
          <table:table-cell/>
          <table:table-cell office:value-type="string">
            <text:p>Probe</text:p>
          </table:table-cell>
          <table:table-cell office:value-type="string">
            <text:p>SDK</text:p>
          </table:table-cell>
          <table:table-cell office:value-type="string">
            <text:p>Codec Selection</text:p>
          </table:table-cell>
          <table:table-cell table:style-name="Default" office:value-type="string">
            <text:p>DayNightMode</text:p>
          </table:table-cell>
          <table:table-cell table:style-name="Default" office:value-type="string">
            <text:p>EnableAudio</text:p>
          </table:table-cell>
          <table:table-cell table:style-name="Default" office:value-type="string">
            <text:p>MotionSetting</text:p>
          </table:table-cell>
          <table:table-cell office:value-type="string">
            <text:p>Brightness</text:p>
          </table:table-cell>
          <table:table-cell office:value-type="string">
            <text:p>Contrast</text:p>
          </table:table-cell>
          <table:table-cell office:value-type="string">
            <text:p>Hue</text:p>
          </table:table-cell>
          <table:table-cell office:value-type="string">
            <text:p>Saturation</text:p>
          </table:table-cell>
          <table:table-cell office:value-type="string">
            <text:p>Resolution</text:p>
          </table:table-cell>
          <table:table-cell office:value-type="string">
            <text:p>WhiteBalance</text:p>
          </table:table-cell>
          <table:table-cell office:value-type="string">
            <text:p>MotionZones</text:p>
          </table:table-cell>
          <table:table-cell office:value-type="string">
            <text:p>MotionZoneRanges</text:p>
          </table:table-cell>
          <table:table-cell office:value-type="string">
            <text:p>Top</text:p>
          </table:table-cell>
          <table:table-cell office:value-type="string">
            <text:p>Bottom</text:p>
          </table:table-cell>
          <table:table-cell office:value-type="string">
            <text:p>Right</text:p>
          </table:table-cell>
          <table:table-cell office:value-type="string">
            <text:p>Left</text:p>
          </table:table-cell>
          <table:table-cell office:value-type="string">
            <text:p>MotionSensitivity1</text:p>
          </table:table-cell>
          <table:table-cell office:value-type="string">
            <text:p>MotionSensitivity2</text:p>
          </table:table-cell>
          <table:table-cell office:value-type="string">
            <text:p>MotionSensitivity3</text:p>
          </table:table-cell>
          <table:table-cell table:number-columns-repeated="1002"/>
        </table:table-row>
        <table:table-row table:style-name="ro1">
          <table:table-cell office:value-type="string">
            <text:p>Pixord</text:p>
          </table:table-cell>
          <table:table-cell/>
          <table:table-cell office:value-type="string">
            <text:p>2</text:p>
          </table:table-cell>
          <table:table-cell table:number-columns-repeated="4"/>
          <table:table-cell table:number-columns-repeated="4" office:value-type="string">
            <text:p>-100-100</text:p>
          </table:table-cell>
          <table:table-cell/>
          <table:table-cell office:value-type="string">
            <text:p>Auto,Hold,Fixed_Outdoor1,Fixed_Outdoor2,Fixed_Indoor,fixed_flour1,fixed_flour2</text:p>
          </table:table-cell>
          <table:table-cell/>
          <table:table-cell table:style-name="Default" table:number-columns-repeated="8"/>
          <table:table-cell table:number-columns-repeated="1002"/>
        </table:table-row>
        <table:table-row table:style-name="ro1">
          <table:table-cell office:value-type="string">
            <text:p>Pixord</text:p>
          </table:table-cell>
          <table:table-cell/>
          <table:table-cell office:value-type="string">
            <text:p>1</text:p>
          </table:table-cell>
          <table:table-cell table:number-columns-repeated="4"/>
          <table:table-cell table:number-columns-repeated="4" office:value-type="string">
            <text:p>0-32</text:p>
          </table:table-cell>
          <table:table-cell office:value-type="string">
            <text:p>qvga,qqvga,vga,sxga,cif,qcif,d1</text:p>
          </table:table-cell>
          <table:table-cell/>
          <table:table-cell office:value-type="string">
            <text:p>3</text:p>
          </table:table-cell>
          <table:table-cell office:value-type="string">
            <text:p>0-320</text:p>
          </table:table-cell>
          <table:table-cell office:value-type="string">
            <text:p>0-239</text:p>
          </table:table-cell>
          <table:table-cell office:value-type="string">
            <text:p>1-240</text:p>
          </table:table-cell>
          <table:table-cell office:value-type="string">
            <text:p>1-352</text:p>
          </table:table-cell>
          <table:table-cell office:value-type="string">
            <text:p>0-351</text:p>
          </table:table-cell>
          <table:table-cell table:number-columns-repeated="3" office:value-type="string">
            <text:p>1-10</text:p>
          </table:table-cell>
          <table:table-cell table:number-columns-repeated="1002"/>
        </table:table-row>
        <table:table-row table:style-name="ro1">
          <table:table-cell office:value-type="string">
            <text:p>ACTi</text:p>
          </table:table-cell>
          <table:table-cell table:number-columns-repeated="2"/>
          <table:table-cell office:value-type="string">
            <text:p>MPEG4, H264, MJPEG</text:p>
          </table:table-cell>
          <table:table-cell office:value-type="string">
            <text:p>AUTO, DAY, NIGHT</text:p>
          </table:table-cell>
          <table:table-cell office:value-type="string">
            <text:p>0, 1</text:p>
          </table:table-cell>
          <table:table-cell office:value-type="string">
            <text:p>See: git/docs/ACTi/URL%20commands_v2.2.01/UrlCmd/Mpeg4/MotionSetting.htm</text:p>
          </table:table-cell>
          <table:table-cell table:number-columns-repeated="6"/>
          <table:table-cell office:value-type="string">
            <text:p>3</text:p>
          </table:table-cell>
          <table:table-cell table:number-columns-repeated="1010"/>
        </table:table-row>
        <table:table-row table:style-name="ro1">
          <table:table-cell office:value-type="string">
            <text:p>Sony</text:p>
          </table:table-cell>
          <table:table-cell table:number-columns-repeated="1023"/>
        </table:table-row>
        <table:table-row table:style-name="ro1">
          <table:table-cell office:value-type="string">
            <text:p>ACTi</text:p>
          </table:table-cell>
          <table:table-cell office:value-type="string">
            <text:p>Firmware, Mac Address, Video Type, Serial ID, Model Number</text:p>
          </table:table-cell>
          <table:table-cell table:number-columns-repeated="1022"/>
        </table:table-row>
        <table:table-row table:style-name="ro1">
          <table:table-cell office:value-type="string">
            <text:p>Axis</text:p>
          </table:table-cell>
          <table:table-cell/>
          <table:table-cell office:value-type="string">
            <text:p>3</text:p>
          </table:table-cell>
          <table:table-cell table:number-columns-repeated="5"/>
          <table:table-cell office:value-type="string">
            <text:p>0-100</text:p>
          </table:table-cell>
          <table:table-cell table:number-columns-repeated="1015"/>
        </table:table-row>
        <table:table-row table:style-name="ro1">
          <table:table-cell office:value-type="string">
            <text:p>Axis</text:p>
          </table:table-cell>
          <table:table-cell/>
          <table:table-cell office:value-type="string">
            <text:p>2</text:p>
          </table:table-cell>
          <table:table-cell table:number-columns-repeated="5"/>
          <table:table-cell office:value-type="string">
            <text:p>N/A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Notes:</text:p>
          </table:table-cell>
          <table:table-cell table:number-columns-repeated="1022"/>
        </table:table-row>
        <table:table-row table:style-name="ro1">
          <table:table-cell office:value-type="string">
            <text:p>Axis</text:p>
          </table:table-cell>
          <table:table-cell office:value-type="string">
            <text:p>http://www.axis.com/techsup/cam_servers/dev/cam_http_api.php#api_blocks_motion_detection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Arecont</text:p>
          </table:table-cell>
          <table:table-cell/>
          <table:table-cell office:value-type="string">
            <text:p>Model: </text:p>
          </table:table-cell>
          <table:table-cell table:number-columns-repeated="4"/>
          <table:table-cell office:value-type="string">
            <text:p>/get?model</text:p>
          </table:table-cell>
          <table:table-cell office:value-type="string">
            <text:p>Brightness: </text:p>
          </table:table-cell>
          <table:table-cell office:value-type="string">
            <text:p>/get1?brightness</text:p>
          </table:table-cell>
          <table:table-cell table:number-columns-repeated="1014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mera" table:style-name="ta1" table:print="false"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/>
          <table:table-cell office:value-type="string">
            <text:p>On Camera Motion</text:p>
          </table:table-cell>
          <table:table-cell office:value-type="string">
            <text:p>Notificaiton</text:p>
          </table:table-cell>
        </table:table-row>
        <table:table-row table:style-name="ro1">
          <table:table-cell office:value-type="string">
            <text:p>ACTi</text:p>
          </table:table-cell>
          <table:table-cell office:value-type="string">
            <text:p>Yes</text:p>
          </table:table-cell>
          <table:table-cell office:value-type="string">
            <text:p>TCP</text:p>
          </table:table-cell>
        </table:table-row>
        <table:table-row table:style-name="ro1">
          <table:table-cell office:value-type="string">
            <text:p>Axis</text:p>
          </table:table-cell>
          <table:table-cell office:value-type="string">
            <text:p>Yes</text:p>
          </table:table-cell>
          <table:table-cell office:value-type="string">
            <text:p>TCP</text:p>
          </table:table-cell>
        </table:table-row>
        <table:table-row table:style-name="ro1">
          <table:table-cell office:value-type="string">
            <text:p>Pixord</text:p>
          </table:table-cell>
          <table:table-cell/>
          <table:table-cell office:value-type="string">
            <text:p>TCP</text:p>
          </table:table-cell>
        </table:table-row>
        <table:table-row table:style-name="ro1">
          <table:table-cell office:value-type="string">
            <text:p>Vivotek</text:p>
          </table:table-cell>
          <table:table-cell office:value-type="string">
            <text:p>Yes</text:p>
          </table:table-cell>
          <table:table-cell office:value-type="string">
            <text:p>TCP</text:p>
          </table:table-cell>
        </table:table-row>
        <table:table-row table:style-name="ro1">
          <table:table-cell office:value-type="string">
            <text:p>Arecont Vision</text:p>
          </table:table-cell>
          <table:table-cell/>
          <table:table-cell office:value-type="string">
            <text:p>TCP</text:p>
          </table:table-cell>
        </table:table-row>
        <table:table-row table:style-name="ro1">
          <table:table-cell office:value-type="string">
            <text:p>Brickcom</text:p>
          </table:table-cell>
          <table:table-cell/>
          <table:table-cell office:value-type="string">
            <text:p>HTTP (TCP in the works)</text:p>
          </table:table-cell>
        </table:table-row>
        <table:table-row table:style-name="ro1">
          <table:table-cell office:value-type="string">
            <text:p>Merit Lilin</text:p>
          </table:table-cell>
          <table:table-cell/>
          <table:table-cell office:value-type="string">
            <text:p>EMAIL</text:p>
          </table:table-cell>
        </table:table-row>
        <table:table-row table:style-name="ro1">
          <table:table-cell office:value-type="string">
            <text:p>Vivotek</text:p>
          </table:table-cell>
          <table:table-cell/>
          <table:table-cell office:value-type="string">
            <text:p>HTTP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3">
      <number:text>$</number:text>
      <number:number number:decimal-places="0" number:min-integer-digits="1" number:grouping="true"/>
    </number:number-style>
    <number:number-style style:name="N144P0" style:volatile="true">
      <number:text>$</number:text>
      <number:number number:decimal-places="0" number:min-integer-digits="1" number:grouping="true"/>
    </number:number-style>
    <number:number-style style:name="N144">
      <number:text>-$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text>$</number:text>
      <number:number number:decimal-places="0" number:min-integer-digits="1" number:grouping="true"/>
    </number:number-style>
    <number:number-style style:name="N145">
      <style:text-properties fo:color="#ff0000"/>
      <number:text>-$</number:text>
      <number:number number:decimal-places="0" number:min-integer-digits="1" number:grouping="true"/>
      <style:map style:condition="value()&gt;=0" style:apply-style-name="N145P0"/>
    </number:number-style>
    <number:number-style style:name="N146">
      <number:text>$</number:text>
      <number:number number:decimal-places="2" number:min-integer-digits="1" number:grouping="true"/>
    </number:number-style>
    <number:number-style style:name="N147P0" style:volatile="true">
      <number:text>$</number:text>
      <number:number number:decimal-places="2" number:min-integer-digits="1" number:grouping="true"/>
    </number:number-style>
    <number:number-style style:name="N147">
      <number:text>-$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2" number:min-integer-digits="1" number:grouping="true"/>
    </number:number-style>
    <number:number-style style:name="N148">
      <style:text-properties fo:color="#ff0000"/>
      <number:text>-$</number:text>
      <number:number number:decimal-places="2" number:min-integer-digits="1" number:grouping="true"/>
      <style:map style:condition="value()&gt;=0" style:apply-style-name="N148P0"/>
    </number:number-style>
    <number:number-style style:name="N150P0" style:volatile="true">
      <number:text>US$</number:text>
      <number:number number:decimal-places="0" number:min-integer-digits="1" number:grouping="true"/>
      <number:text> </number:text>
    </number:number-style>
    <number:number-style style:name="N150">
      <number:text>(US$</number:text>
      <number:number number:decimal-places="0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US$</number:text>
      <number:number number:decimal-places="0" number:min-integer-digits="1" number:grouping="true"/>
      <number:text> </number:text>
    </number:number-style>
    <number:number-style style:name="N151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text>US$</number:text>
      <number:number number:decimal-places="2" number:min-integer-digits="1" number:grouping="true"/>
      <number:text> </number:text>
    </number:number-style>
    <number:number-style style:name="N153">
      <number:text>(US$</number:text>
      <number:number number: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2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 $</number:text>
      <number:number number:decimal-places="0" number:min-integer-digits="1" number:grouping="true"/>
      <number:text> </number:text>
    </number:number-style>
    <number:number-style style:name="N158P1" style:volatile="true">
      <number:text>-$</number:text>
      <number:number number:decimal-places="0" number:min-integer-digits="1" number:grouping="true"/>
      <number:text> </number:text>
    </number:number-style>
    <number:number-style style:name="N158P2" style:volatile="true">
      <number:text> $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text> $</number:text>
      <number:number number:decimal-places="2" number:min-integer-digits="1" number:grouping="true"/>
      <number:text> </number:text>
    </number:number-style>
    <number:number-style style:name="N162P1" style:volatile="true">
      <number:text>-$</number:text>
      <number:number number:decimal-places="2" number:min-integer-digits="1" number:grouping="true"/>
      <number:text> </number:text>
    </number:number-style>
    <number:number-style style:name="N162P2" style:volatile="true">
      <number:text> $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text>HK$</number:text>
      <number:number number:decimal-places="0" number:min-integer-digits="1" number:grouping="true"/>
      <number:text> </number:text>
    </number:number-style>
    <number:number-style style:name="N164">
      <number:text>(HK$</number:text>
      <number:number number: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HK$</number:text>
      <number:number number:decimal-places="0" number:min-integer-digits="1" number:grouping="true"/>
      <number:text> </number:text>
    </number:number-style>
    <number:number-style style:name="N165">
      <style:text-properties fo:color="#ff0000"/>
      <number:text>(HK$</number:text>
      <number:number number:decimal-places="0" number:min-integer-digits="1" number:grouping="true"/>
      <number:text>)</number:text>
      <style:map style:condition="value()&gt;=0" style:apply-style-name="N165P0"/>
    </number:number-style>
    <number:number-style style:name="N167P0" style:volatile="true">
      <number:text>HK$</number:text>
      <number:number number:decimal-places="2" number:min-integer-digits="1" number:grouping="true"/>
      <number:text> </number:text>
    </number:number-style>
    <number:number-style style:name="N167">
      <number:text>(HK$</number:text>
      <number:number number:decimal-places="2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HK$</number:text>
      <number:number number:decimal-places="2" number:min-integer-digits="1" number:grouping="true"/>
      <number:text> </number:text>
    </number:number-style>
    <number:number-style style:name="N168">
      <style:text-properties fo:color="#ff0000"/>
      <number:text>(HK$</number:text>
      <number:number number:decimal-places="2" number:min-integer-digits="1" number:grouping="true"/>
      <number:text>)</number:text>
      <style:map style:condition="value()&gt;=0" style:apply-style-name="N168P0"/>
    </number:number-style>
    <number:number-style style:name="N172P0" style:volatile="true">
      <number:text> HK$</number:text>
      <number:number number:decimal-places="0" number:min-integer-digits="1" number:grouping="true"/>
      <number:text> </number:text>
    </number:number-style>
    <number:number-style style:name="N172P1" style:volatile="true">
      <number:text> HK$(</number:text>
      <number:number number:decimal-places="0" number:min-integer-digits="1" number:grouping="true"/>
      <number:text>)</number:text>
    </number:number-style>
    <number:number-style style:name="N172P2" style:volatile="true">
      <number:text> HK$-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text> HK$</number:text>
      <number:number number:decimal-places="2" number:min-integer-digits="1" number:grouping="true"/>
      <number:text> </number:text>
    </number:number-style>
    <number:number-style style:name="N176P1" style:volatile="true">
      <number:text> HK$(</number:text>
      <number:number number:decimal-places="2" number:min-integer-digits="1" number:grouping="true"/>
      <number:text>)</number:text>
    </number:number-style>
    <number:number-style style:name="N176P2" style:volatile="true">
      <number:text> HK$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text>Yes</number:text>
    </number:number-style>
    <number:number-style style:name="N178P1" style:volatile="true">
      <number:text>Yes</number:text>
    </number:number-style>
    <number:number-style style:name="N178">
      <number:text>No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True</number:text>
    </number:number-style>
    <number:number-style style:name="N180P1" style:volatile="true">
      <number:text>True</number:text>
    </number:number-style>
    <number:number-style style:name="N180">
      <number:text>False</number:text>
      <style:map style:condition="value()&gt;0" style:apply-style-name="N180P0"/>
      <style:map style:condition="value()&lt;0" style:apply-style-name="N180P1"/>
    </number:number-style>
    <number:number-style style:name="N182P0" style:volatile="true">
      <number:text>On</number:text>
    </number:number-style>
    <number:number-style style:name="N182P1" style:volatile="true">
      <number:text>On</number:text>
    </number:number-style>
    <number:number-style style:name="N182">
      <number:text>Off</number:text>
      <style:map style:condition="value()&gt;0" style:apply-style-name="N182P0"/>
      <style:map style:condition="value()&lt;0" style:apply-style-name="N182P1"/>
    </number:number-style>
    <number:date-style style:name="N183">
      <number:month/>
      <number:text>月</number:text>
      <number:day/>
      <number:text>日</number:text>
    </number:date-style>
    <number:date-style style:name="N185P0" style:volatile="true">
      <number:month/>
      <number:text>/</number:text>
      <number:day/>
    </number:date-style>
    <number:text-style style:name="N185">
      <number:text-content/>
      <style:map style:condition="value()&gt;=0" style:apply-style-name="N185P0"/>
    </number:text-style>
    <number:number-style style:name="N186">
      <number:number number:decimal-places="0" number:min-integer-digits="3"/>
    </number:number-style>
    <number:number-style style:name="N187">
      <number:text>US$</number:text>
      <number:number number:decimal-places="0" number:min-integer-digits="1" number:grouping="true"/>
    </number:number-style>
    <number:number-style style:name="N188">
      <number:text>US$</number:text>
      <number:number number:decimal-places="2" number:min-integer-digits="1" number:grouping="true"/>
    </number:number-style>
    <number:currency-style style:name="N189">
      <number:currency-symbol>USD</number:currency-symbol>
      <number:text> </number:text>
      <number:number number:decimal-places="0" number:min-integer-digits="1" number:grouping="true"/>
    </number:currency-style>
    <number:currency-style style:name="N190">
      <number:currency-symbol>USD</number:currency-symbol>
      <number:text> </number:text>
      <number:number number:decimal-places="2" number:min-integer-digits="1" number:grouping="true"/>
    </number:currency-style>
    <number:number-style style:name="N191">
      <number:text>US$</number:text>
      <number:number number:decimal-places="1" number:min-integer-digits="1" number:grouping="true"/>
    </number:number-style>
    <number:currency-style style:name="N193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193"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193P0"/>
    </number:currency-style>
    <number:currency-style style:name="N194">
      <number:currency-symbol>USD</number:currency-symbol>
      <number:text> </number:text>
      <number:number number:decimal-places="1" number:min-integer-digits="1" number:grouping="true"/>
    </number:currency-style>
    <number:currency-style style:name="N196P0" style:volatile="true">
      <number:currency-symbol>USD</number:currency-symbol>
      <number:text> </number:text>
      <number:number number:decimal-places="1" number:min-integer-digits="1" number:grouping="true"/>
      <number:text> </number:text>
    </number:currency-style>
    <number:currency-style style:name="N196">
      <number:text>(</number:text>
      <number:currency-symbol>USD</number:currency-symbol>
      <number:text> </number:text>
      <number:number number:decimal-places="1" number:min-integer-digits="1" number:grouping="true"/>
      <number:text>)</number:text>
      <style:map style:condition="value()&gt;=0" style:apply-style-name="N196P0"/>
    </number:currency-style>
    <number:currency-style style:name="N198P0" style:volatile="true">
      <number:currency-symbol>USD</number:currency-symbol>
      <number:text> </number:text>
      <number:number number:decimal-places="2" number:min-integer-digits="1" number:grouping="true"/>
      <number:text> </number:text>
    </number:currency-style>
    <number:currency-style style:name="N198">
      <number:text>(</number:text>
      <number:currency-symbol>USD</number:currency-symbol>
      <number:text> </number:text>
      <number:number number:decimal-places="2" number:min-integer-digits="1" number:grouping="true"/>
      <number:text>)</number:text>
      <style:map style:condition="value()&gt;=0" style:apply-style-name="N198P0"/>
    </number:currency-style>
    <number:time-style style:name="N199">
      <number:am-pm/>
      <number:text> </number:text>
      <number:hours number:style="long"/>
      <number:text>:</number:text>
      <number:minutes number:style="long"/>
      <number:text>:</number:text>
      <number:seconds number:style="long"/>
    </number:time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新細明體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21">09/21/2010</text:date>, <text:time>14:52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urtis Hall</meta:initial-creator>
    <meta:creation-date>2010-05-25T12:28:56</meta:creation-date>
    <dc:date>2010-09-21T14:52:11</dc:date>
    <dc:creator>Curtis Hall</dc:creator>
    <meta:editing-duration>PT232H38M49S</meta:editing-duration>
    <meta:editing-cycles>23</meta:editing-cycles>
    <meta:generator>OpenOffice.org/3.2$Linux OpenOffice.org_project/320m12$Build-9483</meta:generator>
    <meta:document-statistic meta:table-count="4" meta:cell-count="4022" meta:object-count="0"/>
  </office:meta>
</office:document-meta>
</file>